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table:number-columns-repeated="3"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table:number-columns-repeated="3"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table:number-columns-repeated="3" office:value-type="float" office:value="1">
            <text:p>1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table:number-columns-repeated="3"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table:number-columns-repeated="3"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table:number-columns-repeated="3" office:value-type="float" office:value="1">
            <text:p>1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table:number-columns-repeated="3" office:value-type="float" office:value="1">
            <text:p>1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table:number-columns-repeated="3" office:value-type="float" office:value="1">
            <text:p>1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table:number-columns-repeated="3"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340">
            <text:p>3340</text:p>
          </table:table-cell>
          <table:table-cell table:number-columns-repeated="3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table:number-columns-repeated="3" office:value-type="float" office:value="1">
            <text:p>1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19">
            <text:p>3.19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table:number-columns-repeated="3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115">
            <text:p>2.115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table:number-columns-repeated="3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table:number-columns-repeated="3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05333333333333">
            <text:p>2.0533333333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681">
            <text:p>26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588">
            <text:p>2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table:number-columns-repeated="3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325">
            <text:p>2.2325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table:number-columns-repeated="3" office:value-type="float" office:value="1">
            <text:p>1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table:number-columns-repeated="3" office:value-type="float" office:value="1">
            <text:p>1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40333333333333">
            <text:p>3.4033333333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05">
            <text:p>2.10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table:number-columns-repeated="3"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table:number-columns-repeated="3" office:value-type="float" office:value="1">
            <text:p>1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3304">
            <text:p>3304</text:p>
          </table:table-cell>
          <table:table-cell table:number-columns-repeated="3"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3488">
            <text:p>3488</text:p>
          </table:table-cell>
          <table:table-cell table:number-columns-repeated="3" office:value-type="float" office:value="1">
            <text:p>1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488">
            <text:p>34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51">
            <text:p>3.51</text:p>
          </table:table-cell>
        </table:table-row>
        <table:table-row table:style-name="ro2" table:visibility="filter">
          <table:table-cell office:value-type="float" office:value="2187">
            <text:p>2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2">
            <text:p>3.32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table:number-columns-repeated="3" office:value-type="float" office:value="1">
            <text:p>1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table:number-columns-repeated="3"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table:number-columns-repeated="3" office:value-type="float" office:value="1">
            <text:p>1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table:number-columns-repeated="3" office:value-type="float" office:value="1">
            <text:p>1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15">
            <text:p>2.215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92">
            <text:p>3.92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table:number-columns-repeated="3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table:number-columns-repeated="3"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table:number-columns-repeated="3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3" office:value-type="float" office:value="1">
            <text:p>1</text:p>
          </table:table-cell>
          <table:table-cell office:value-type="float" office:value="3.46">
            <text:p>3.46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table:number-columns-repeated="3" office:value-type="float" office:value="1">
            <text:p>1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2412">
            <text:p>24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table:number-columns-repeated="3" office:value-type="float" office:value="1">
            <text:p>1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table:number-columns-repeated="3" office:value-type="float" office:value="1">
            <text:p>1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table:number-columns-repeated="3" office:value-type="float" office:value="1">
            <text:p>1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table:number-columns-repeated="3" office:value-type="float" office:value="1">
            <text:p>1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65">
            <text:p>2.06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table:number-columns-repeated="3" office:value-type="float" office:value="1">
            <text:p>1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294">
            <text:p>32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table:number-columns-repeated="3"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table:number-columns-repeated="3" office:value-type="float" office:value="1">
            <text:p>1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3"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464">
            <text:p>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2">
            <text:p>3.32</text:p>
          </table:table-cell>
        </table:table-row>
        <table:table-row table:style-name="ro2" table:visibility="filter">
          <table:table-cell office:value-type="float" office:value="2549">
            <text:p>2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38">
            <text:p>4.38</text:p>
          </table:table-cell>
        </table:table-row>
        <table:table-row table:style-name="ro2" table:visibility="filter"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table:number-columns-repeated="3" office:value-type="float" office:value="1">
            <text:p>1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table:number-columns-repeated="3" office:value-type="float" office:value="1">
            <text:p>1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2.20875">
            <text:p>2.20875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2.04333333333333">
            <text:p>2.0433333333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3.194">
            <text:p>3.194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74">
            <text:p>2.74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375">
            <text:p>2.375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63875">
            <text:p>2.63875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722222222222222">
            <text:p>0.7222222222</text:p>
          </table:table-cell>
          <table:table-cell office:value-type="float" office:value="2.14833333333333">
            <text:p>2.1483333333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2.17571428571429">
            <text:p>2.1757142857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714285714285714">
            <text:p>0.7142857143</text:p>
          </table:table-cell>
          <table:table-cell office:value-type="float" office:value="3.37">
            <text:p>3.37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714285714285714">
            <text:p>0.7142857143</text:p>
          </table:table-cell>
          <table:table-cell office:value-type="float" office:value="4.42428571428571">
            <text:p>4.4242857143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2.17090909090909">
            <text:p>2.1709090909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44333333333333">
            <text:p>2.4433333333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6333333333333">
            <text:p>2.1633333333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18">
            <text:p>3.18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0333333333333">
            <text:p>2.2033333333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5666666666667">
            <text:p>2.0566666667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55">
            <text:p>2.155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8333333333333">
            <text:p>2.0833333333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9333333333333">
            <text:p>2.0933333333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18333333333333">
            <text:p>3.1833333333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1333333333333">
            <text:p>2.1133333333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1333333333333">
            <text:p>2.2133333333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07333333333333">
            <text:p>2.0733333333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1333333333333">
            <text:p>2.1133333333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5666666666667">
            <text:p>2.1566666667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69666666666667">
            <text:p>3.6966666667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31333333333333">
            <text:p>3.3133333333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2.13736842105263">
            <text:p>2.1373684211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2275">
            <text:p>2.227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2.1375">
            <text:p>2.1375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18">
            <text:p>2.118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.562">
            <text:p>3.562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04">
            <text:p>2.104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106">
            <text:p>2.106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388">
            <text:p>2.388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94">
            <text:p>2.194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146">
            <text:p>2.146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3.226">
            <text:p>3.226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02">
            <text:p>2.102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276">
            <text:p>2.276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206">
            <text:p>2.206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248">
            <text:p>2.248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1525">
            <text:p>2.152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13428571428571">
            <text:p>2.1342857143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571428571428571">
            <text:p>0.5714285714</text:p>
          </table:table-cell>
          <table:table-cell office:value-type="float" office:value="3.50714285714286">
            <text:p>3.5071428571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15962962962963">
            <text:p>2.1596296296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16333333333333">
            <text:p>2.1633333333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07777777777778">
            <text:p>2.0777777778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31444444444444">
            <text:p>2.3144444444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555555555555556">
            <text:p>0.5555555556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26954545454545">
            <text:p>2.2695454545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05636363636364">
            <text:p>2.0563636364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16454545454545">
            <text:p>2.1645454545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541284403669725">
            <text:p>0.5412844037</text:p>
          </table:table-cell>
          <table:table-cell office:value-type="float" office:value="2.16724770642202">
            <text:p>2.1672477064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2.229">
            <text:p>2.229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532467532467532">
            <text:p>0.5324675325</text:p>
          </table:table-cell>
          <table:table-cell office:value-type="float" office:value="2.17480519480519">
            <text:p>2.1748051948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2.21526315789474">
            <text:p>2.2152631579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2.2147619047619">
            <text:p>2.2147619048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2.21444444444444">
            <text:p>2.2144444444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2.17451612903226">
            <text:p>2.174516129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75">
            <text:p>2.075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4">
            <text:p>2.124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55">
            <text:p>2.15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9142857142857">
            <text:p>2.0914285714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4426470588235">
            <text:p>2.1442647059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775">
            <text:p>2.1775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806">
            <text:p>3.806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05">
            <text:p>3.105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725">
            <text:p>2.0725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755">
            <text:p>3.755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175">
            <text:p>2.0175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2">
            <text:p>2.62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3125">
            <text:p>2.2312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00285714285714">
            <text:p>4.0028571429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15">
            <text:p>2.01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33333333333333">
            <text:p>3.3333333333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5875">
            <text:p>2.05875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48666666666667">
            <text:p>3.4866666667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85">
            <text:p>3.585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2575">
            <text:p>4.2575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1833333333333">
            <text:p>2.1183333333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4575">
            <text:p>3.4575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925">
            <text:p>2.0925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14416666666667">
            <text:p>3.1441666667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62333333333333">
            <text:p>2.6233333333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5">
            <text:p>2.125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875">
            <text:p>2.1875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85">
            <text:p>2.78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5285714285714">
            <text:p>3.1528571429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8225">
            <text:p>3.8225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45">
            <text:p>2.045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775">
            <text:p>2.1775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95">
            <text:p>2.095</text:p>
          </table:table-cell>
        </table:table-row>
        <table:table-row table:style-name="ro2" table:visibility="filter">
          <table:table-cell office:value-type="float" office:value="2643">
            <text:p>26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14">
            <text:p>4.14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175">
            <text:p>2.2175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75">
            <text:p>2.175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2602">
            <text:p>260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2525">
            <text:p>3.2525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075">
            <text:p>2.8075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575">
            <text:p>2.0575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85">
            <text:p>2.785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506">
            <text:p>25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85">
            <text:p>3.185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94666666666667">
            <text:p>2.9466666667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55">
            <text:p>2.155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75">
            <text:p>2.075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95166666666667">
            <text:p>2.9516666667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75">
            <text:p>2.075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05">
            <text:p>2.105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265">
            <text:p>4.265</text:p>
          </table:table-cell>
        </table:table-row>
        <table:table-row table:style-name="ro2" table:visibility="filter">
          <table:table-cell office:value-type="float" office:value="1941">
            <text:p>19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295">
            <text:p>3.295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1939">
            <text:p>19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05">
            <text:p>3.505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447">
            <text:p>3.447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34">
            <text:p>4.34</text:p>
          </table:table-cell>
        </table:table-row>
        <table:table-row table:style-name="ro2" table:visibility="filter">
          <table:table-cell office:value-type="float" office:value="2781">
            <text:p>278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625">
            <text:p>2.0625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2653">
            <text:p>26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75">
            <text:p>3.7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45">
            <text:p>2.24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2376">
            <text:p>23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6">
            <text:p>3.56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15">
            <text:p>3.515</text:p>
          </table:table-cell>
        </table:table-row>
        <table:table-row table:style-name="ro2" table:visibility="filter">
          <table:table-cell office:value-type="float" office:value="2659">
            <text:p>26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75">
            <text:p>3.175</text:p>
          </table:table-cell>
        </table:table-row>
        <table:table-row table:style-name="ro2" table:visibility="filter">
          <table:table-cell office:value-type="float" office:value="3303">
            <text:p>330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05">
            <text:p>2.105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525">
            <text:p>3.525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5">
            <text:p>2.025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496240601503759">
            <text:p>0.4962406015</text:p>
          </table:table-cell>
          <table:table-cell office:value-type="float" office:value="2.16789473684211">
            <text:p>2.1678947368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.492063492063492">
            <text:p>0.4920634921</text:p>
          </table:table-cell>
          <table:table-cell office:value-type="float" office:value="2.20460317460317">
            <text:p>2.2046031746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</text:p>
          </table:table-cell>
          <table:table-cell office:value-type="float" office:value="2.27723404255319">
            <text:p>2.2772340426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486486486486487">
            <text:p>0.4864864865</text:p>
          </table:table-cell>
          <table:table-cell office:value-type="float" office:value="2.93162162162162">
            <text:p>2.9316216216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483333333333333">
            <text:p>0.4833333333</text:p>
          </table:table-cell>
          <table:table-cell office:value-type="float" office:value="2.19483333333333">
            <text:p>2.1948333333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2.15103448275862">
            <text:p>2.1510344828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2.0932">
            <text:p>2.0932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2.13947368421053">
            <text:p>2.1394736842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2.68947368421053">
            <text:p>2.6894736842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472972972972973">
            <text:p>0.472972973</text:p>
          </table:table-cell>
          <table:table-cell office:value-type="float" office:value="2.17162162162162">
            <text:p>2.1716216216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2.23294117647059">
            <text:p>2.2329411765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2.18392156862745">
            <text:p>2.1839215686</text:p>
          </table:table-cell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468468468468469">
            <text:p>0.4684684685</text:p>
          </table:table-cell>
          <table:table-cell office:value-type="float" office:value="2.22324324324324">
            <text:p>2.2232432432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0.468164794007491">
            <text:p>0.468164794</text:p>
          </table:table-cell>
          <table:table-cell office:value-type="float" office:value="2.18610486891386">
            <text:p>2.1861048689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0.46692607003891">
            <text:p>0.46692607</text:p>
          </table:table-cell>
          <table:table-cell office:value-type="float" office:value="2.17307392996109">
            <text:p>2.17307393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141">
            <text:p>2.141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25566666666667">
            <text:p>2.2556666667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0.466019417475728">
            <text:p>0.4660194175</text:p>
          </table:table-cell>
          <table:table-cell office:value-type="float" office:value="2.22140776699029">
            <text:p>2.221407767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2.74464285714286">
            <text:p>2.7446428571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0.463829787234043">
            <text:p>0.4638297872</text:p>
          </table:table-cell>
          <table:table-cell office:value-type="float" office:value="2.16293617021277">
            <text:p>2.1629361702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462686567164179">
            <text:p>0.4626865672</text:p>
          </table:table-cell>
          <table:table-cell office:value-type="float" office:value="2.16865671641791">
            <text:p>2.1686567164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0.462121212121212">
            <text:p>0.4621212121</text:p>
          </table:table-cell>
          <table:table-cell office:value-type="float" office:value="2.16325757575758">
            <text:p>2.1632575758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15076923076923">
            <text:p>2.1507692308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28854545454545">
            <text:p>2.2885454545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16212121212121">
            <text:p>2.1621212121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454545454545455">
            <text:p>0.4545454545</text:p>
          </table:table-cell>
          <table:table-cell office:value-type="float" office:value="2.67954545454545">
            <text:p>2.6795454545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453947368421053">
            <text:p>0.4539473684</text:p>
          </table:table-cell>
          <table:table-cell office:value-type="float" office:value="2.18638157894737">
            <text:p>2.1863815789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453125">
            <text:p>0.453125</text:p>
          </table:table-cell>
          <table:table-cell office:value-type="float" office:value="2.152578125">
            <text:p>2.152578125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452991452991453">
            <text:p>0.452991453</text:p>
          </table:table-cell>
          <table:table-cell office:value-type="float" office:value="2.19923076923077">
            <text:p>2.1992307692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.452830188679245">
            <text:p>0.4528301887</text:p>
          </table:table-cell>
          <table:table-cell office:value-type="float" office:value="2.16990566037736">
            <text:p>2.1699056604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451388888888889">
            <text:p>0.4513888889</text:p>
          </table:table-cell>
          <table:table-cell office:value-type="float" office:value="2.17645833333333">
            <text:p>2.1764583333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450980392156863">
            <text:p>0.4509803922</text:p>
          </table:table-cell>
          <table:table-cell office:value-type="float" office:value="2.17333333333333">
            <text:p>2.1733333333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448979591836735">
            <text:p>0.4489795918</text:p>
          </table:table-cell>
          <table:table-cell office:value-type="float" office:value="2.17438775510204">
            <text:p>2.1743877551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0.448">
            <text:p>0.448</text:p>
          </table:table-cell>
          <table:table-cell office:value-type="float" office:value="2.23206">
            <text:p>2.23206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3.28138888888889">
            <text:p>3.2813888889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20333333333333">
            <text:p>2.2033333333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24987654320988">
            <text:p>2.2498765432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444444444444444">
            <text:p>0.4444444444</text:p>
          </table:table-cell>
          <table:table-cell office:value-type="float" office:value="3.15555555555556">
            <text:p>3.1555555556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11111111111111">
            <text:p>2.1111111111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444444444444444">
            <text:p>0.4444444444</text:p>
          </table:table-cell>
          <table:table-cell office:value-type="float" office:value="3.14222222222222">
            <text:p>3.1422222222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3.1812">
            <text:p>3.1812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0.435714285714286">
            <text:p>0.4357142857</text:p>
          </table:table-cell>
          <table:table-cell office:value-type="float" office:value="2.2095">
            <text:p>2.2095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433962264150943">
            <text:p>0.4339622642</text:p>
          </table:table-cell>
          <table:table-cell office:value-type="float" office:value="2.15018867924528">
            <text:p>2.1501886792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431818181818182">
            <text:p>0.4318181818</text:p>
          </table:table-cell>
          <table:table-cell office:value-type="float" office:value="2.14272727272727">
            <text:p>2.1427272727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0.430107526881721">
            <text:p>0.4301075269</text:p>
          </table:table-cell>
          <table:table-cell office:value-type="float" office:value="2.1921146953405">
            <text:p>2.1921146953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0.42914979757085">
            <text:p>0.4291497976</text:p>
          </table:table-cell>
          <table:table-cell office:value-type="float" office:value="2.14587044534413">
            <text:p>2.1458704453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15532467532468">
            <text:p>2.1553246753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14582417582418">
            <text:p>2.1458241758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56214285714286">
            <text:p>3.5621428571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9571428571429">
            <text:p>2.5957142857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26678571428571">
            <text:p>2.2667857143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07285714285714">
            <text:p>2.0728571429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39571428571429">
            <text:p>3.3957142857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0.426862925482981">
            <text:p>0.4268629255</text:p>
          </table:table-cell>
          <table:table-cell office:value-type="float" office:value="2.19964121435143">
            <text:p>2.1996412144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2.24815789473684">
            <text:p>2.2481578947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2.254">
            <text:p>2.254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0.418894830659537">
            <text:p>0.4188948307</text:p>
          </table:table-cell>
          <table:table-cell office:value-type="float" office:value="2.24099821746881">
            <text:p>2.2409982175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09166666666667">
            <text:p>2.0916666667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305">
            <text:p>2.305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416666666666667">
            <text:p>0.4166666667</text:p>
          </table:table-cell>
          <table:table-cell office:value-type="float" office:value="3.45916666666667">
            <text:p>3.4591666667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11833333333333">
            <text:p>2.1183333333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18333333333333">
            <text:p>2.1833333333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416666666666667">
            <text:p>0.4166666667</text:p>
          </table:table-cell>
          <table:table-cell office:value-type="float" office:value="3.22541666666667">
            <text:p>3.2254166667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1025">
            <text:p>2.1025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2475">
            <text:p>2.2475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14634146341463">
            <text:p>0.4146341463</text:p>
          </table:table-cell>
          <table:table-cell office:value-type="float" office:value="2.10560975609756">
            <text:p>2.1056097561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14634146341463">
            <text:p>0.4146341463</text:p>
          </table:table-cell>
          <table:table-cell office:value-type="float" office:value="2.14829268292683">
            <text:p>2.1482926829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.413265306122449">
            <text:p>0.4132653061</text:p>
          </table:table-cell>
          <table:table-cell office:value-type="float" office:value="2.16270408163265">
            <text:p>2.1627040816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4125">
            <text:p>0.4125</text:p>
          </table:table-cell>
          <table:table-cell office:value-type="float" office:value="2.1895">
            <text:p>2.1895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410958904109589">
            <text:p>0.4109589041</text:p>
          </table:table-cell>
          <table:table-cell office:value-type="float" office:value="3.3013698630137">
            <text:p>3.301369863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40983606557377">
            <text:p>0.4098360656</text:p>
          </table:table-cell>
          <table:table-cell office:value-type="float" office:value="2.15934426229508">
            <text:p>2.1593442623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40983606557377">
            <text:p>0.4098360656</text:p>
          </table:table-cell>
          <table:table-cell office:value-type="float" office:value="2.22409836065574">
            <text:p>2.2240983607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409090909090909">
            <text:p>0.4090909091</text:p>
          </table:table-cell>
          <table:table-cell office:value-type="float" office:value="3.37590909090909">
            <text:p>3.3759090909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2.15227272727273">
            <text:p>2.1522727273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407407407407407">
            <text:p>0.4074074074</text:p>
          </table:table-cell>
          <table:table-cell office:value-type="float" office:value="3.41185185185185">
            <text:p>3.4118518519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07407407407407">
            <text:p>0.4074074074</text:p>
          </table:table-cell>
          <table:table-cell office:value-type="float" office:value="2.35888888888889">
            <text:p>2.3588888889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511">
            <text:p>511</text:p>
          </table:table-cell>
          <table:table-cell office:value-type="float" office:value="2">
            <text:p>2</text:p>
          </table:table-cell>
          <table:table-cell office:value-type="float" office:value="0.405088062622309">
            <text:p>0.4050880626</text:p>
          </table:table-cell>
          <table:table-cell office:value-type="float" office:value="2.24988258317025">
            <text:p>2.2498825832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0.403125">
            <text:p>0.403125</text:p>
          </table:table-cell>
          <table:table-cell office:value-type="float" office:value="2.22834375">
            <text:p>2.22834375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 office:value-type="float" office:value="0.402144772117963">
            <text:p>0.4021447721</text:p>
          </table:table-cell>
          <table:table-cell office:value-type="float" office:value="2.18688114387846">
            <text:p>2.1868811439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6436">
            <text:p>3.6436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83333333333333">
            <text:p>2.8333333333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92366666666667">
            <text:p>2.9236666667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678">
            <text:p>3.678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818">
            <text:p>3.818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648">
            <text:p>3.648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27066666666667">
            <text:p>3.2706666667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8588">
            <text:p>2.8588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26">
            <text:p>2.226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4.148">
            <text:p>4.148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31">
            <text:p>2.131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82">
            <text:p>2.182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16">
            <text:p>2.116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062">
            <text:p>2.062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0.398305084745763">
            <text:p>0.3983050847</text:p>
          </table:table-cell>
          <table:table-cell office:value-type="float" office:value="2.21728813559322">
            <text:p>2.2172881356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.397321428571429">
            <text:p>0.3973214286</text:p>
          </table:table-cell>
          <table:table-cell office:value-type="float" office:value="2.17834821428571">
            <text:p>2.1783482143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92857142857143">
            <text:p>0.3928571429</text:p>
          </table:table-cell>
          <table:table-cell office:value-type="float" office:value="2.125">
            <text:p>2.125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391304347826087">
            <text:p>0.3913043478</text:p>
          </table:table-cell>
          <table:table-cell office:value-type="float" office:value="2.24369565217391">
            <text:p>2.2436956522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390243902439024">
            <text:p>0.3902439024</text:p>
          </table:table-cell>
          <table:table-cell office:value-type="float" office:value="2.16609756097561">
            <text:p>2.166097561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388888888888889">
            <text:p>0.3888888889</text:p>
          </table:table-cell>
          <table:table-cell office:value-type="float" office:value="3.18166666666667">
            <text:p>3.1816666667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.385542168674699">
            <text:p>0.3855421687</text:p>
          </table:table-cell>
          <table:table-cell office:value-type="float" office:value="2.15650602409639">
            <text:p>2.1565060241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18956043956044">
            <text:p>2.1895604396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84615384615385">
            <text:p>0.3846153846</text:p>
          </table:table-cell>
          <table:table-cell office:value-type="float" office:value="3.44615384615385">
            <text:p>3.4461538462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15923076923077">
            <text:p>2.1592307692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84615384615385">
            <text:p>0.3846153846</text:p>
          </table:table-cell>
          <table:table-cell office:value-type="float" office:value="3.38692307692308">
            <text:p>3.3869230769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12615384615385">
            <text:p>2.1261538462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382352941176471">
            <text:p>0.3823529412</text:p>
          </table:table-cell>
          <table:table-cell office:value-type="float" office:value="2.78823529411765">
            <text:p>2.7882352941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379310344827586">
            <text:p>0.3793103448</text:p>
          </table:table-cell>
          <table:table-cell office:value-type="float" office:value="3.41793103448276">
            <text:p>3.4179310345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.377358490566038">
            <text:p>0.3773584906</text:p>
          </table:table-cell>
          <table:table-cell office:value-type="float" office:value="2.20603773584906">
            <text:p>2.2060377358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77358490566038">
            <text:p>0.3773584906</text:p>
          </table:table-cell>
          <table:table-cell office:value-type="float" office:value="2.14698113207547">
            <text:p>2.1469811321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376811594202899">
            <text:p>0.3768115942</text:p>
          </table:table-cell>
          <table:table-cell office:value-type="float" office:value="3.4331884057971">
            <text:p>3.4331884058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376146788990826">
            <text:p>0.376146789</text:p>
          </table:table-cell>
          <table:table-cell office:value-type="float" office:value="2.21220183486238">
            <text:p>2.2122018349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59625">
            <text:p>3.59625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155">
            <text:p>2.155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2.9959375">
            <text:p>2.9959375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17375">
            <text:p>3.17375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1625">
            <text:p>2.1625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36125">
            <text:p>3.36125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3275">
            <text:p>3.3275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0.374517374517374">
            <text:p>0.3745173745</text:p>
          </table:table-cell>
          <table:table-cell office:value-type="float" office:value="2.93787644787645">
            <text:p>2.9378764479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373333333333333">
            <text:p>0.3733333333</text:p>
          </table:table-cell>
          <table:table-cell office:value-type="float" office:value="2.14293333333333">
            <text:p>2.1429333333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72093023255814">
            <text:p>0.3720930233</text:p>
          </table:table-cell>
          <table:table-cell office:value-type="float" office:value="2.94558139534884">
            <text:p>2.9455813953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371794871794872">
            <text:p>0.3717948718</text:p>
          </table:table-cell>
          <table:table-cell office:value-type="float" office:value="2.17051282051282">
            <text:p>2.1705128205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68421052631579">
            <text:p>0.3684210526</text:p>
          </table:table-cell>
          <table:table-cell office:value-type="float" office:value="3.28421052631579">
            <text:p>3.2842105263</text:p>
          </table:table-cell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0.367875647668394">
            <text:p>0.3678756477</text:p>
          </table:table-cell>
          <table:table-cell office:value-type="float" office:value="3.07160621761658">
            <text:p>3.0716062176</text:p>
          </table:table-cell>
        </table:table-row>
        <table:table-row table:style-name="ro2">
          <table:table-cell office:value-type="float" office:value="2087">
            <text:p>2087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0.367697594501718">
            <text:p>0.3676975945</text:p>
          </table:table-cell>
          <table:table-cell office:value-type="float" office:value="3.41134020618557">
            <text:p>3.4113402062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366666666666667">
            <text:p>0.3666666667</text:p>
          </table:table-cell>
          <table:table-cell office:value-type="float" office:value="2.16466666666667">
            <text:p>2.1646666667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366666666666667">
            <text:p>0.3666666667</text:p>
          </table:table-cell>
          <table:table-cell office:value-type="float" office:value="3.314">
            <text:p>3.314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66666666666667">
            <text:p>0.3666666667</text:p>
          </table:table-cell>
          <table:table-cell office:value-type="float" office:value="3.45366666666667">
            <text:p>3.4536666667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66666666666667">
            <text:p>0.3666666667</text:p>
          </table:table-cell>
          <table:table-cell office:value-type="float" office:value="3.82566666666667">
            <text:p>3.8256666667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366013071895425">
            <text:p>0.3660130719</text:p>
          </table:table-cell>
          <table:table-cell office:value-type="float" office:value="2.15457516339869">
            <text:p>2.1545751634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9530303030303">
            <text:p>2.953030303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09272727272727">
            <text:p>2.0927272727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63636363636364">
            <text:p>0.3636363636</text:p>
          </table:table-cell>
          <table:table-cell office:value-type="float" office:value="3.23727272727273">
            <text:p>3.2372727273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63636363636364">
            <text:p>0.3636363636</text:p>
          </table:table-cell>
          <table:table-cell office:value-type="float" office:value="3.31636363636364">
            <text:p>3.3163636364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63636363636364">
            <text:p>0.3636363636</text:p>
          </table:table-cell>
          <table:table-cell office:value-type="float" office:value="3.78181818181818">
            <text:p>3.7818181818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3625">
            <text:p>0.3625</text:p>
          </table:table-cell>
          <table:table-cell office:value-type="float" office:value="3.014">
            <text:p>3.014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36046511627907">
            <text:p>0.3604651163</text:p>
          </table:table-cell>
          <table:table-cell office:value-type="float" office:value="2.87081395348837">
            <text:p>2.8708139535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2.6654">
            <text:p>2.6654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358490566037736">
            <text:p>0.358490566</text:p>
          </table:table-cell>
          <table:table-cell office:value-type="float" office:value="3.40339622641509">
            <text:p>3.4033962264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0.358024691358025">
            <text:p>0.3580246914</text:p>
          </table:table-cell>
          <table:table-cell office:value-type="float" office:value="3.29987654320988">
            <text:p>3.2998765432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357894736842105">
            <text:p>0.3578947368</text:p>
          </table:table-cell>
          <table:table-cell office:value-type="float" office:value="2.64831578947368">
            <text:p>2.6483157895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20071428571429">
            <text:p>2.2007142857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35593220338983">
            <text:p>0.3559322034</text:p>
          </table:table-cell>
          <table:table-cell office:value-type="float" office:value="2.16559322033898">
            <text:p>2.1655932203</text:p>
          </table:table-cell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0.35593220338983">
            <text:p>0.3559322034</text:p>
          </table:table-cell>
          <table:table-cell office:value-type="float" office:value="3.15887005649718">
            <text:p>3.1588700565</text:p>
          </table:table-cell>
        </table:table-row>
        <table:table-row table:style-name="ro2">
          <table:table-cell office:value-type="float" office:value="2387">
            <text:p>238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0.355140186915888">
            <text:p>0.3551401869</text:p>
          </table:table-cell>
          <table:table-cell office:value-type="float" office:value="3.2511214953271">
            <text:p>3.2511214953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0.353846153846154">
            <text:p>0.3538461538</text:p>
          </table:table-cell>
          <table:table-cell office:value-type="float" office:value="2.16697435897436">
            <text:p>2.166974359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0.353658536585366">
            <text:p>0.3536585366</text:p>
          </table:table-cell>
          <table:table-cell office:value-type="float" office:value="3.28987804878049">
            <text:p>3.2898780488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352112676056338">
            <text:p>0.3521126761</text:p>
          </table:table-cell>
          <table:table-cell office:value-type="float" office:value="3.28507042253521">
            <text:p>3.2850704225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351851851851852">
            <text:p>0.3518518519</text:p>
          </table:table-cell>
          <table:table-cell office:value-type="float" office:value="3.31759259259259">
            <text:p>3.3175925926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351851851851852">
            <text:p>0.3518518519</text:p>
          </table:table-cell>
          <table:table-cell office:value-type="float" office:value="3.3112962962963">
            <text:p>3.3112962963</text:p>
          </table:table-cell>
        </table:table-row>
        <table:table-row table:style-name="ro2">
          <table:table-cell office:value-type="float" office:value="2439">
            <text:p>2439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0.348242811501597">
            <text:p>0.3482428115</text:p>
          </table:table-cell>
          <table:table-cell office:value-type="float" office:value="2.84741214057508">
            <text:p>2.8474121406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47826086956522">
            <text:p>0.347826087</text:p>
          </table:table-cell>
          <table:table-cell office:value-type="float" office:value="2.17260869565217">
            <text:p>2.1726086957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46153846153846">
            <text:p>0.3461538462</text:p>
          </table:table-cell>
          <table:table-cell office:value-type="float" office:value="3.54730769230769">
            <text:p>3.5473076923</text:p>
          </table:table-cell>
        </table:table-row>
        <table:table-row table:style-name="ro2">
          <table:table-cell office:value-type="float" office:value="2367">
            <text:p>2367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0.345724907063197">
            <text:p>0.3457249071</text:p>
          </table:table-cell>
          <table:table-cell office:value-type="float" office:value="2.92996282527881">
            <text:p>2.9299628253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0.345238095238095">
            <text:p>0.3452380952</text:p>
          </table:table-cell>
          <table:table-cell office:value-type="float" office:value="3.32166666666667">
            <text:p>3.3216666667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44827586206897">
            <text:p>0.3448275862</text:p>
          </table:table-cell>
          <table:table-cell office:value-type="float" office:value="2.32655172413793">
            <text:p>2.3265517241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34375">
            <text:p>0.34375</text:p>
          </table:table-cell>
          <table:table-cell office:value-type="float" office:value="3.57609375">
            <text:p>3.57609375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42105263157895">
            <text:p>0.3421052632</text:p>
          </table:table-cell>
          <table:table-cell office:value-type="float" office:value="2.17263157894737">
            <text:p>2.1726315789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342105263157895">
            <text:p>0.3421052632</text:p>
          </table:table-cell>
          <table:table-cell office:value-type="float" office:value="3.58605263157895">
            <text:p>3.5860526316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0.341463414634146">
            <text:p>0.3414634146</text:p>
          </table:table-cell>
          <table:table-cell office:value-type="float" office:value="2.89113821138211">
            <text:p>2.8911382114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0.340632603406326">
            <text:p>0.3406326034</text:p>
          </table:table-cell>
          <table:table-cell office:value-type="float" office:value="3.23863746958637">
            <text:p>3.2386374696</text:p>
          </table:table-cell>
        </table:table-row>
        <table:table-row table:style-name="ro2">
          <table:table-cell office:value-type="float" office:value="2226">
            <text:p>222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0.339622641509434">
            <text:p>0.3396226415</text:p>
          </table:table-cell>
          <table:table-cell office:value-type="float" office:value="3.13490566037736">
            <text:p>3.1349056604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338461538461538">
            <text:p>0.3384615385</text:p>
          </table:table-cell>
          <table:table-cell office:value-type="float" office:value="3.46984615384615">
            <text:p>3.4698461538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337662337662338">
            <text:p>0.3376623377</text:p>
          </table:table-cell>
          <table:table-cell office:value-type="float" office:value="3.37909090909091">
            <text:p>3.3790909091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3375">
            <text:p>0.3375</text:p>
          </table:table-cell>
          <table:table-cell office:value-type="float" office:value="3.41525">
            <text:p>3.41525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0.335051546391753">
            <text:p>0.3350515464</text:p>
          </table:table-cell>
          <table:table-cell office:value-type="float" office:value="3.04979381443299">
            <text:p>3.0497938144</text:p>
          </table:table-cell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5258620689655">
            <text:p>3.4525862069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0607843137255">
            <text:p>3.5060784314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8909090909091">
            <text:p>3.2890909091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62">
            <text:p>3.562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852380952381">
            <text:p>2.1852380952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9111111111111">
            <text:p>2.0911111111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84666666666667">
            <text:p>3.8466666667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9666666666667">
            <text:p>2.0966666667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93333333333333">
            <text:p>3.9333333333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15">
            <text:p>3.415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3888888888889">
            <text:p>3.4388888889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80583333333333">
            <text:p>3.8058333333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2111111111111">
            <text:p>2.1211111111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7555555555556">
            <text:p>2.1755555556</text:p>
          </table:table-cell>
        </table:table-row>
        <table:table-row table:style-name="ro2" table:visibility="filter">
          <table:table-cell office:value-type="float" office:value="2174">
            <text:p>217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2666666666667">
            <text:p>3.2266666667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61">
            <text:p>4.61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1666666666667">
            <text:p>2.2166666667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94333333333333">
            <text:p>2.9433333333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7666666666667">
            <text:p>2.0766666667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0111111111111">
            <text:p>2.7011111111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1333333333333">
            <text:p>2.2133333333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3444444444444">
            <text:p>2.5344444444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9333333333333">
            <text:p>2.0933333333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5666666666667">
            <text:p>3.2566666667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7388888888889">
            <text:p>3.2738888889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89333333333333">
            <text:p>3.8933333333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7333333333333">
            <text:p>3.3733333333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2.98285714285714">
            <text:p>2.9828571429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9166666666667">
            <text:p>3.4916666667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4333333333333">
            <text:p>2.2433333333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2">
            <text:p>3.52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4166666666667">
            <text:p>3.3416666667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45">
            <text:p>2.045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9">
            <text:p>3.49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137">
            <text:p>21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4666666666667">
            <text:p>3.5466666667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79333333333333">
            <text:p>3.7933333333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1333333333333">
            <text:p>2.0133333333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66222222222222">
            <text:p>3.6622222222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4666666666667">
            <text:p>3.1466666667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4666666666667">
            <text:p>2.0466666667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8333333333333">
            <text:p>3.5833333333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62666666666667">
            <text:p>3.6266666667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1333333333333">
            <text:p>2.5133333333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37666666666667">
            <text:p>4.3766666667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8833333333333">
            <text:p>3.5883333333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3666666666667">
            <text:p>3.3366666667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65">
            <text:p>2.065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9666666666667">
            <text:p>3.4966666667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2833333333333">
            <text:p>3.2283333333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9666666666667">
            <text:p>2.1966666667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07833333333333">
            <text:p>3.0783333333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2166666666667">
            <text:p>2.5216666667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60333333333333">
            <text:p>3.6033333333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45">
            <text:p>2.245</text:p>
          </table:table-cell>
        </table:table-row>
        <table:table-row table:style-name="ro2" table:visibility="filter">
          <table:table-cell office:value-type="float" office:value="2603">
            <text:p>260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0666666666667">
            <text:p>3.3066666667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5666666666667">
            <text:p>3.2566666667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6666666666667">
            <text:p>2.0666666667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99666666666667">
            <text:p>3.9966666667</text:p>
          </table:table-cell>
        </table:table-row>
        <table:table-row table:style-name="ro2">
          <table:table-cell office:value-type="float" office:value="2044">
            <text:p>204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0.330645161290323">
            <text:p>0.3306451613</text:p>
          </table:table-cell>
          <table:table-cell office:value-type="float" office:value="3.29620967741935">
            <text:p>3.2962096774</text:p>
          </table:table-cell>
        </table:table-row>
        <table:table-row table:style-name="ro2">
          <table:table-cell office:value-type="float" office:value="2678">
            <text:p>2678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0.330188679245283">
            <text:p>0.3301886792</text:p>
          </table:table-cell>
          <table:table-cell office:value-type="float" office:value="3.2427358490566">
            <text:p>3.2427358491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.329411764705882">
            <text:p>0.3294117647</text:p>
          </table:table-cell>
          <table:table-cell office:value-type="float" office:value="3.34929411764706">
            <text:p>3.3492941176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29113924050633">
            <text:p>0.3291139241</text:p>
          </table:table-cell>
          <table:table-cell office:value-type="float" office:value="3.19240506329114">
            <text:p>3.1924050633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328767123287671">
            <text:p>0.3287671233</text:p>
          </table:table-cell>
          <table:table-cell office:value-type="float" office:value="3.3041095890411">
            <text:p>3.304109589</text:p>
          </table:table-cell>
        </table:table-row>
        <table:table-row table:style-name="ro2">
          <table:table-cell office:value-type="float" office:value="2329">
            <text:p>2329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0.327044025157233">
            <text:p>0.3270440252</text:p>
          </table:table-cell>
          <table:table-cell office:value-type="float" office:value="3.01018867924528">
            <text:p>3.0101886792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0.326530612244898">
            <text:p>0.3265306122</text:p>
          </table:table-cell>
          <table:table-cell office:value-type="float" office:value="3.22071428571429">
            <text:p>3.2207142857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office:value-type="float" office:value="0.326086956521739">
            <text:p>0.3260869565</text:p>
          </table:table-cell>
          <table:table-cell office:value-type="float" office:value="3.165395256917">
            <text:p>3.1653952569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25581395348837">
            <text:p>0.3255813953</text:p>
          </table:table-cell>
          <table:table-cell office:value-type="float" office:value="3.62023255813953">
            <text:p>3.6202325581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325581395348837">
            <text:p>0.3255813953</text:p>
          </table:table-cell>
          <table:table-cell office:value-type="float" office:value="3.35813953488372">
            <text:p>3.3581395349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  <table:table-cell office:value-type="float" office:value="0.325051759834369">
            <text:p>0.3250517598</text:p>
          </table:table-cell>
          <table:table-cell office:value-type="float" office:value="3.00478260869565">
            <text:p>3.0047826087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324324324324324">
            <text:p>0.3243243243</text:p>
          </table:table-cell>
          <table:table-cell office:value-type="float" office:value="3.41783783783784">
            <text:p>3.4178378378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0.322916666666667">
            <text:p>0.3229166667</text:p>
          </table:table-cell>
          <table:table-cell office:value-type="float" office:value="3.32322916666667">
            <text:p>3.3232291667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32258064516129">
            <text:p>0.3225806452</text:p>
          </table:table-cell>
          <table:table-cell office:value-type="float" office:value="3.24774193548387">
            <text:p>3.2477419355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.322222222222222">
            <text:p>0.3222222222</text:p>
          </table:table-cell>
          <table:table-cell office:value-type="float" office:value="3.221">
            <text:p>3.221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32183908045977">
            <text:p>0.3218390805</text:p>
          </table:table-cell>
          <table:table-cell office:value-type="float" office:value="3.64471264367816">
            <text:p>3.6447126437</text:p>
          </table:table-cell>
        </table:table-row>
        <table:table-row table:style-name="ro2">
          <table:table-cell office:value-type="float" office:value="2302">
            <text:p>2302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0.321052631578947">
            <text:p>0.3210526316</text:p>
          </table:table-cell>
          <table:table-cell office:value-type="float" office:value="3.24052631578947">
            <text:p>3.2405263158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0.320512820512821">
            <text:p>0.3205128205</text:p>
          </table:table-cell>
          <table:table-cell office:value-type="float" office:value="3.28461538461538">
            <text:p>3.2846153846</text:p>
          </table:table-cell>
        </table:table-row>
        <table:table-row table:style-name="ro2">
          <table:table-cell office:value-type="float" office:value="2401">
            <text:p>240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3.4124">
            <text:p>3.4124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2.1412">
            <text:p>2.1412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0.318761384335155">
            <text:p>0.3187613843</text:p>
          </table:table-cell>
          <table:table-cell office:value-type="float" office:value="3.16659380692168">
            <text:p>3.1665938069</text:p>
          </table:table-cell>
        </table:table-row>
        <table:table-row table:style-name="ro2">
          <table:table-cell office:value-type="float" office:value="2142">
            <text:p>2142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0.318493150684931">
            <text:p>0.3184931507</text:p>
          </table:table-cell>
          <table:table-cell office:value-type="float" office:value="3.2083904109589">
            <text:p>3.208390411</text:p>
          </table:table-cell>
        </table:table-row>
        <table:table-row table:style-name="ro2">
          <table:table-cell office:value-type="float" office:value="2067">
            <text:p>2067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0.317460317460317">
            <text:p>0.3174603175</text:p>
          </table:table-cell>
          <table:table-cell office:value-type="float" office:value="3.52166666666667">
            <text:p>3.5216666667</text:p>
          </table:table-cell>
        </table:table-row>
        <table:table-row table:style-name="ro2">
          <table:table-cell office:value-type="float" office:value="2328">
            <text:p>2328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0.316614420062696">
            <text:p>0.3166144201</text:p>
          </table:table-cell>
          <table:table-cell office:value-type="float" office:value="3.13031347962382">
            <text:p>3.1303134796</text:p>
          </table:table-cell>
        </table:table-row>
        <table:table-row table:style-name="ro2">
          <table:table-cell office:value-type="float" office:value="2338">
            <text:p>2338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0.316526610644258">
            <text:p>0.3165266106</text:p>
          </table:table-cell>
          <table:table-cell office:value-type="float" office:value="3.23977591036415">
            <text:p>3.2397759104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98578947368421">
            <text:p>3.9857894737</text:p>
          </table:table-cell>
        </table:table-row>
        <table:table-row table:style-name="ro2">
          <table:table-cell office:value-type="float" office:value="2231">
            <text:p>2231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26598684210526">
            <text:p>3.2659868421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62157894736842">
            <text:p>3.6215789474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315217391304348">
            <text:p>0.3152173913</text:p>
          </table:table-cell>
          <table:table-cell office:value-type="float" office:value="3.11782608695652">
            <text:p>3.117826087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0.31496062992126">
            <text:p>0.3149606299</text:p>
          </table:table-cell>
          <table:table-cell office:value-type="float" office:value="3.18694881889764">
            <text:p>3.1869488189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314285714285714">
            <text:p>0.3142857143</text:p>
          </table:table-cell>
          <table:table-cell office:value-type="float" office:value="3.27714285714286">
            <text:p>3.2771428571</text:p>
          </table:table-cell>
        </table:table-row>
        <table:table-row table:style-name="ro2">
          <table:table-cell office:value-type="float" office:value="2431">
            <text:p>243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0.314049586776859">
            <text:p>0.3140495868</text:p>
          </table:table-cell>
          <table:table-cell office:value-type="float" office:value="3.43429752066116">
            <text:p>3.4342975207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3.83125">
            <text:p>3.8312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3.46125">
            <text:p>3.46125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3.335625">
            <text:p>3.335625</text:p>
          </table:table-cell>
        </table:table-row>
        <table:table-row table:style-name="ro2">
          <table:table-cell office:value-type="float" office:value="2346">
            <text:p>2346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0.311258278145695">
            <text:p>0.3112582781</text:p>
          </table:table-cell>
          <table:table-cell office:value-type="float" office:value="3.15662251655629">
            <text:p>3.1566225166</text:p>
          </table:table-cell>
        </table:table-row>
        <table:table-row table:style-name="ro2">
          <table:table-cell office:value-type="float" office:value="2704">
            <text:p>2704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0.311258278145695">
            <text:p>0.3112582781</text:p>
          </table:table-cell>
          <table:table-cell office:value-type="float" office:value="3.59841059602649">
            <text:p>3.598410596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0.310699588477366">
            <text:p>0.3106995885</text:p>
          </table:table-cell>
          <table:table-cell office:value-type="float" office:value="3.19368312757202">
            <text:p>3.1936831276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0.310344827586207">
            <text:p>0.3103448276</text:p>
          </table:table-cell>
          <table:table-cell office:value-type="float" office:value="3.20120689655172">
            <text:p>3.2012068966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310344827586207">
            <text:p>0.3103448276</text:p>
          </table:table-cell>
          <table:table-cell office:value-type="float" office:value="3.44724137931035">
            <text:p>3.4472413793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310344827586207">
            <text:p>0.3103448276</text:p>
          </table:table-cell>
          <table:table-cell office:value-type="float" office:value="3.33011494252874">
            <text:p>3.3301149425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0.307984790874525">
            <text:p>0.3079847909</text:p>
          </table:table-cell>
          <table:table-cell office:value-type="float" office:value="3.25423954372624">
            <text:p>3.2542395437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27205128205128">
            <text:p>3.2720512821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36692307692308">
            <text:p>3.3669230769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53282051282051">
            <text:p>3.5328205128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69">
            <text:p>3.69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92615384615385">
            <text:p>3.9261538462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0.307228915662651">
            <text:p>0.3072289157</text:p>
          </table:table-cell>
          <table:table-cell office:value-type="float" office:value="3.21536144578313">
            <text:p>3.2153614458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306122448979592">
            <text:p>0.306122449</text:p>
          </table:table-cell>
          <table:table-cell office:value-type="float" office:value="3.29918367346939">
            <text:p>3.2991836735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0.304878048780488">
            <text:p>0.3048780488</text:p>
          </table:table-cell>
          <table:table-cell office:value-type="float" office:value="2.99091463414634">
            <text:p>2.990914634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0.304804804804805">
            <text:p>0.3048048048</text:p>
          </table:table-cell>
          <table:table-cell office:value-type="float" office:value="3.13106606606607">
            <text:p>3.1310660661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304347826086957">
            <text:p>0.3043478261</text:p>
          </table:table-cell>
          <table:table-cell office:value-type="float" office:value="3.46826086956522">
            <text:p>3.4682608696</text:p>
          </table:table-cell>
        </table:table-row>
        <table:table-row table:style-name="ro2">
          <table:table-cell office:value-type="float" office:value="2698">
            <text:p>2698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0.303964757709251">
            <text:p>0.3039647577</text:p>
          </table:table-cell>
          <table:table-cell office:value-type="float" office:value="3.15762114537445">
            <text:p>3.1576211454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30379746835443">
            <text:p>0.3037974684</text:p>
          </table:table-cell>
          <table:table-cell office:value-type="float" office:value="3.13455696202532">
            <text:p>3.134556962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office:value-type="float" office:value="0.302945301542777">
            <text:p>0.3029453015</text:p>
          </table:table-cell>
          <table:table-cell office:value-type="float" office:value="3.34622720897616">
            <text:p>3.346227209</text:p>
          </table:table-cell>
        </table:table-row>
        <table:table-row table:style-name="ro2">
          <table:table-cell office:value-type="float" office:value="2247">
            <text:p>2247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0.302593659942363">
            <text:p>0.3025936599</text:p>
          </table:table-cell>
          <table:table-cell office:value-type="float" office:value="3.37201729106628">
            <text:p>3.3720172911</text:p>
          </table:table-cell>
        </table:table-row>
        <table:table-row table:style-name="ro2">
          <table:table-cell office:value-type="float" office:value="2337">
            <text:p>2337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0.30126582278481">
            <text:p>0.3012658228</text:p>
          </table:table-cell>
          <table:table-cell office:value-type="float" office:value="3.28060759493671">
            <text:p>3.2806075949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108">
            <text:p>2.108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4.1065">
            <text:p>4.1065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062">
            <text:p>2.062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234">
            <text:p>3.234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345">
            <text:p>3.345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124">
            <text:p>2.124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629">
            <text:p>2.629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486">
            <text:p>3.486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355">
            <text:p>3.355</text:p>
          </table:table-cell>
        </table:table-row>
        <table:table-row table:style-name="ro2">
          <table:table-cell office:value-type="float" office:value="2675">
            <text:p>2675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0.29940119760479">
            <text:p>0.2994011976</text:p>
          </table:table-cell>
          <table:table-cell office:value-type="float" office:value="3.25808383233533">
            <text:p>3.2580838323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298507462686567">
            <text:p>0.2985074627</text:p>
          </table:table-cell>
          <table:table-cell office:value-type="float" office:value="3.28462686567164">
            <text:p>3.2846268657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297297297297297">
            <text:p>0.2972972973</text:p>
          </table:table-cell>
          <table:table-cell office:value-type="float" office:value="3.75783783783784">
            <text:p>3.7578378378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.296153846153846">
            <text:p>0.2961538462</text:p>
          </table:table-cell>
          <table:table-cell office:value-type="float" office:value="3.26103846153846">
            <text:p>3.2610384615</text:p>
          </table:table-cell>
        </table:table-row>
        <table:table-row table:style-name="ro2">
          <table:table-cell office:value-type="float" office:value="2539">
            <text:p>2539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0.296052631578947">
            <text:p>0.2960526316</text:p>
          </table:table-cell>
          <table:table-cell office:value-type="float" office:value="3.40473684210526">
            <text:p>3.4047368421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295774647887324">
            <text:p>0.2957746479</text:p>
          </table:table-cell>
          <table:table-cell office:value-type="float" office:value="3.47704225352113">
            <text:p>3.477042253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95454545454546">
            <text:p>0.2954545455</text:p>
          </table:table-cell>
          <table:table-cell office:value-type="float" office:value="3.40681818181818">
            <text:p>3.4068181818</text:p>
          </table:table-cell>
        </table:table-row>
        <table:table-row table:style-name="ro2">
          <table:table-cell office:value-type="float" office:value="2088">
            <text:p>2088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0.295454545454546">
            <text:p>0.2954545455</text:p>
          </table:table-cell>
          <table:table-cell office:value-type="float" office:value="3.47018939393939">
            <text:p>3.4701893939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0.295246038365304">
            <text:p>0.2952460384</text:p>
          </table:table-cell>
          <table:table-cell office:value-type="float" office:value="3.39566305254379">
            <text:p>3.3956630525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.294117647058824">
            <text:p>0.2941176471</text:p>
          </table:table-cell>
          <table:table-cell office:value-type="float" office:value="3.32694117647059">
            <text:p>3.326941176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294117647058824">
            <text:p>0.2941176471</text:p>
          </table:table-cell>
          <table:table-cell office:value-type="float" office:value="3.31441176470588">
            <text:p>3.3144117647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68862745098039">
            <text:p>2.688627451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0.293478260869565">
            <text:p>0.2934782609</text:p>
          </table:table-cell>
          <table:table-cell office:value-type="float" office:value="3.19971467391304">
            <text:p>3.1997146739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293478260869565">
            <text:p>0.2934782609</text:p>
          </table:table-cell>
          <table:table-cell office:value-type="float" office:value="3.47630434782609">
            <text:p>3.4763043478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0.293193717277487">
            <text:p>0.2931937173</text:p>
          </table:table-cell>
          <table:table-cell office:value-type="float" office:value="3.44586387434555">
            <text:p>3.4458638743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0.292682926829268">
            <text:p>0.2926829268</text:p>
          </table:table-cell>
          <table:table-cell office:value-type="float" office:value="3.67975609756097">
            <text:p>3.6797560976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92682926829268">
            <text:p>0.2926829268</text:p>
          </table:table-cell>
          <table:table-cell office:value-type="float" office:value="3.52756097560976">
            <text:p>3.5275609756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292452830188679">
            <text:p>0.2924528302</text:p>
          </table:table-cell>
          <table:table-cell office:value-type="float" office:value="2.25424528301887">
            <text:p>2.254245283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0.292079207920792">
            <text:p>0.2920792079</text:p>
          </table:table-cell>
          <table:table-cell office:value-type="float" office:value="3.29163366336634">
            <text:p>3.2916336634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3.27027777777778">
            <text:p>3.2702777778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3.5275">
            <text:p>3.5275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892">
            <text:p>892</text:p>
          </table:table-cell>
          <table:table-cell office:value-type="float" office:value="0">
            <text:p>0</text:p>
          </table:table-cell>
          <table:table-cell office:value-type="float" office:value="0.291479820627803">
            <text:p>0.2914798206</text:p>
          </table:table-cell>
          <table:table-cell office:value-type="float" office:value="3.13954035874439">
            <text:p>3.1395403587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0.291457286432161">
            <text:p>0.2914572864</text:p>
          </table:table-cell>
          <table:table-cell office:value-type="float" office:value="3.16206030150754">
            <text:p>3.1620603015</text:p>
          </table:table-cell>
        </table:table-row>
        <table:table-row table:style-name="ro2">
          <table:table-cell office:value-type="float" office:value="2638">
            <text:p>2638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0.290598290598291">
            <text:p>0.2905982906</text:p>
          </table:table-cell>
          <table:table-cell office:value-type="float" office:value="3.85094017094017">
            <text:p>3.8509401709</text:p>
          </table:table-cell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0.290519877675841">
            <text:p>0.2905198777</text:p>
          </table:table-cell>
          <table:table-cell office:value-type="float" office:value="3.25636085626911">
            <text:p>3.2563608563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0.290502793296089">
            <text:p>0.2905027933</text:p>
          </table:table-cell>
          <table:table-cell office:value-type="float" office:value="3.3427374301676">
            <text:p>3.3427374302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290322580645161">
            <text:p>0.2903225806</text:p>
          </table:table-cell>
          <table:table-cell office:value-type="float" office:value="3.43129032258065">
            <text:p>3.4312903226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3.396125">
            <text:p>3.396125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0.2890625">
            <text:p>0.2890625</text:p>
          </table:table-cell>
          <table:table-cell office:value-type="float" office:value="3.471171875">
            <text:p>3.471171875</text:p>
          </table:table-cell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0.289017341040462">
            <text:p>0.289017341</text:p>
          </table:table-cell>
          <table:table-cell office:value-type="float" office:value="3.19601156069364">
            <text:p>3.1960115607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88888888888889">
            <text:p>0.2888888889</text:p>
          </table:table-cell>
          <table:table-cell office:value-type="float" office:value="3.36355555555556">
            <text:p>3.3635555556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0.288288288288288">
            <text:p>0.2882882883</text:p>
          </table:table-cell>
          <table:table-cell office:value-type="float" office:value="3.42861861861862">
            <text:p>3.4286186186</text:p>
          </table:table-cell>
        </table:table-row>
        <table:table-row table:style-name="ro2">
          <table:table-cell office:value-type="float" office:value="2491">
            <text:p>2491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0.28735632183908">
            <text:p>0.2873563218</text:p>
          </table:table-cell>
          <table:table-cell office:value-type="float" office:value="3.4292816091954">
            <text:p>3.4292816092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0.286995515695067">
            <text:p>0.2869955157</text:p>
          </table:table-cell>
          <table:table-cell office:value-type="float" office:value="3.27194319880419">
            <text:p>3.2719431988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  <table:table-cell office:value-type="float" office:value="0.286069651741293">
            <text:p>0.2860696517</text:p>
          </table:table-cell>
          <table:table-cell office:value-type="float" office:value="2.88945273631841">
            <text:p>2.8894527363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27285714285714">
            <text:p>2.2728571429</text:p>
          </table:table-cell>
        </table:table-row>
        <table:table-row table:style-name="ro2">
          <table:table-cell office:value-type="float" office:value="2203">
            <text:p>2203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60010204081633">
            <text:p>3.6001020408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83857142857143">
            <text:p>3.8385714286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56928571428571">
            <text:p>3.5692857143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2.85790476190476">
            <text:p>2.8579047619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75142857142857">
            <text:p>3.7514285714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4.03142857142857">
            <text:p>4.0314285714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10857142857143">
            <text:p>2.1085714286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08142857142857">
            <text:p>2.0814285714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18857142857143">
            <text:p>2.1885714286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11">
            <text:p>3.11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07428571428571">
            <text:p>2.0742857143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48571428571429">
            <text:p>3.4857142857</text:p>
          </table:table-cell>
        </table:table-row>
        <table:table-row table:style-name="ro2">
          <table:table-cell office:value-type="float" office:value="2332">
            <text:p>2332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0.284280936454849">
            <text:p>0.2842809365</text:p>
          </table:table-cell>
          <table:table-cell office:value-type="float" office:value="3.37658862876254">
            <text:p>3.3765886288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.28421052631579">
            <text:p>0.2842105263</text:p>
          </table:table-cell>
          <table:table-cell office:value-type="float" office:value="3.25368421052632">
            <text:p>3.2536842105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0.284090909090909">
            <text:p>0.2840909091</text:p>
          </table:table-cell>
          <table:table-cell office:value-type="float" office:value="3.21971590909091">
            <text:p>3.2197159091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0.283333333333333">
            <text:p>0.2833333333</text:p>
          </table:table-cell>
          <table:table-cell office:value-type="float" office:value="3.38058333333333">
            <text:p>3.3805833333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283333333333333">
            <text:p>0.2833333333</text:p>
          </table:table-cell>
          <table:table-cell office:value-type="float" office:value="3.46233333333333">
            <text:p>3.4623333333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283333333333333">
            <text:p>0.2833333333</text:p>
          </table:table-cell>
          <table:table-cell office:value-type="float" office:value="3.18583333333333">
            <text:p>3.1858333333</text:p>
          </table:table-cell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0.283154121863799">
            <text:p>0.2831541219</text:p>
          </table:table-cell>
          <table:table-cell office:value-type="float" office:value="3.35620071684588">
            <text:p>3.3562007168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82608695652174">
            <text:p>0.2826086957</text:p>
          </table:table-cell>
          <table:table-cell office:value-type="float" office:value="4.08847826086957">
            <text:p>4.0884782609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82608695652174">
            <text:p>0.2826086957</text:p>
          </table:table-cell>
          <table:table-cell office:value-type="float" office:value="3.41108695652174">
            <text:p>3.4110869565</text:p>
          </table:table-cell>
        </table:table-row>
        <table:table-row table:style-name="ro2">
          <table:table-cell office:value-type="float" office:value="2574">
            <text:p>257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0.282407407407407">
            <text:p>0.2824074074</text:p>
          </table:table-cell>
          <table:table-cell office:value-type="float" office:value="3.22592592592593">
            <text:p>3.2259259259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28125">
            <text:p>0.28125</text:p>
          </table:table-cell>
          <table:table-cell office:value-type="float" office:value="3.9496875">
            <text:p>3.9496875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0.281030444964871">
            <text:p>0.281030445</text:p>
          </table:table-cell>
          <table:table-cell office:value-type="float" office:value="3.23475409836066">
            <text:p>3.2347540984</text:p>
          </table:table-cell>
        </table:table-row>
        <table:table-row table:style-name="ro2">
          <table:table-cell office:value-type="float" office:value="2243">
            <text:p>2243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0.280701754385965">
            <text:p>0.2807017544</text:p>
          </table:table-cell>
          <table:table-cell office:value-type="float" office:value="3.48111111111111">
            <text:p>3.4811111111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0.280373831775701">
            <text:p>0.2803738318</text:p>
          </table:table-cell>
          <table:table-cell office:value-type="float" office:value="3.24086448598131">
            <text:p>3.240864486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3.3382">
            <text:p>3.3382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2.9168">
            <text:p>2.9168</text:p>
          </table:table-cell>
        </table:table-row>
        <table:table-row table:style-name="ro2">
          <table:table-cell office:value-type="float" office:value="2699">
            <text:p>2699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3.2825">
            <text:p>3.2825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0.279661016949152">
            <text:p>0.2796610169</text:p>
          </table:table-cell>
          <table:table-cell office:value-type="float" office:value="3.54610169491525">
            <text:p>3.5461016949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0.279210925644917">
            <text:p>0.2792109256</text:p>
          </table:table-cell>
          <table:table-cell office:value-type="float" office:value="3.46769347496206">
            <text:p>3.467693475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.279166666666667">
            <text:p>0.2791666667</text:p>
          </table:table-cell>
          <table:table-cell office:value-type="float" office:value="3.51925">
            <text:p>3.51925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279069767441861">
            <text:p>0.2790697674</text:p>
          </table:table-cell>
          <table:table-cell office:value-type="float" office:value="3.29790697674419">
            <text:p>3.2979069767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0.278969957081545">
            <text:p>0.2789699571</text:p>
          </table:table-cell>
          <table:table-cell office:value-type="float" office:value="3.41167381974249">
            <text:p>3.4116738197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0.278645833333333">
            <text:p>0.2786458333</text:p>
          </table:table-cell>
          <table:table-cell office:value-type="float" office:value="3.454296875">
            <text:p>3.454296875</text:p>
          </table:table-cell>
        </table:table-row>
        <table:table-row table:style-name="ro2">
          <table:table-cell office:value-type="float" office:value="2321">
            <text:p>2321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0.278409090909091">
            <text:p>0.2784090909</text:p>
          </table:table-cell>
          <table:table-cell office:value-type="float" office:value="3.32159090909091">
            <text:p>3.3215909091</text:p>
          </table:table-cell>
        </table:table-row>
        <table:table-row table:style-name="ro2">
          <table:table-cell office:value-type="float" office:value="2111">
            <text:p>211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0.278325123152709">
            <text:p>0.2783251232</text:p>
          </table:table-cell>
          <table:table-cell office:value-type="float" office:value="3.31251231527093">
            <text:p>3.3125123153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0.278118609406953">
            <text:p>0.2781186094</text:p>
          </table:table-cell>
          <table:table-cell office:value-type="float" office:value="3.39034764826176">
            <text:p>3.3903476483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3.64907407407407">
            <text:p>3.6490740741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3.43916666666667">
            <text:p>3.4391666667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1287">
            <text:p>1287</text:p>
          </table:table-cell>
          <table:table-cell office:value-type="float" office:value="0">
            <text:p>0</text:p>
          </table:table-cell>
          <table:table-cell office:value-type="float" office:value="0.277389277389277">
            <text:p>0.2773892774</text:p>
          </table:table-cell>
          <table:table-cell office:value-type="float" office:value="3.38700854700855">
            <text:p>3.387008547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0.277251184834123">
            <text:p>0.2772511848</text:p>
          </table:table-cell>
          <table:table-cell office:value-type="float" office:value="3.30206161137441">
            <text:p>3.3020616114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276595744680851">
            <text:p>0.2765957447</text:p>
          </table:table-cell>
          <table:table-cell office:value-type="float" office:value="2.28191489361702">
            <text:p>2.2819148936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0.276497695852535">
            <text:p>0.2764976959</text:p>
          </table:table-cell>
          <table:table-cell office:value-type="float" office:value="3.55539170506912">
            <text:p>3.5553917051</text:p>
          </table:table-cell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0.276381909547739">
            <text:p>0.2763819095</text:p>
          </table:table-cell>
          <table:table-cell office:value-type="float" office:value="3.31577889447236">
            <text:p>3.3157788945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0.276353276353276">
            <text:p>0.2763532764</text:p>
          </table:table-cell>
          <table:table-cell office:value-type="float" office:value="3.44116809116809">
            <text:p>3.4411680912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275862068965517">
            <text:p>0.275862069</text:p>
          </table:table-cell>
          <table:table-cell office:value-type="float" office:value="3.50390804597701">
            <text:p>3.503908046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75862068965517">
            <text:p>0.275862069</text:p>
          </table:table-cell>
          <table:table-cell office:value-type="float" office:value="3.4248275862069">
            <text:p>3.4248275862</text:p>
          </table:table-cell>
        </table:table-row>
        <table:table-row table:style-name="ro2">
          <table:table-cell office:value-type="float" office:value="2207">
            <text:p>2207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0.275641025641026">
            <text:p>0.2756410256</text:p>
          </table:table-cell>
          <table:table-cell office:value-type="float" office:value="3.6375641025641">
            <text:p>3.6375641026</text:p>
          </table:table-cell>
        </table:table-row>
        <table:table-row table:style-name="ro2">
          <table:table-cell office:value-type="float" office:value="2573">
            <text:p>2573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3.27910714285714">
            <text:p>3.2791071429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3.40925">
            <text:p>3.40925</text:p>
          </table:table-cell>
        </table:table-row>
        <table:table-row table:style-name="ro2">
          <table:table-cell office:value-type="float" office:value="2662">
            <text:p>2662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0.274809160305343">
            <text:p>0.2748091603</text:p>
          </table:table-cell>
          <table:table-cell office:value-type="float" office:value="3.36259541984733">
            <text:p>3.3625954198</text:p>
          </table:table-cell>
        </table:table-row>
        <table:table-row table:style-name="ro2">
          <table:table-cell office:value-type="float" office:value="2333">
            <text:p>2333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0.274509803921569">
            <text:p>0.2745098039</text:p>
          </table:table-cell>
          <table:table-cell office:value-type="float" office:value="3.47261437908497">
            <text:p>3.4726143791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274509803921569">
            <text:p>0.2745098039</text:p>
          </table:table-cell>
          <table:table-cell office:value-type="float" office:value="3.34980392156863">
            <text:p>3.3498039216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float" office:value="0.274223034734918">
            <text:p>0.2742230347</text:p>
          </table:table-cell>
          <table:table-cell office:value-type="float" office:value="3.34921389396709">
            <text:p>3.349213894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0.274052478134111">
            <text:p>0.2740524781</text:p>
          </table:table-cell>
          <table:table-cell office:value-type="float" office:value="3.26909620991254">
            <text:p>3.2690962099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73972602739726">
            <text:p>0.2739726027</text:p>
          </table:table-cell>
          <table:table-cell office:value-type="float" office:value="3.69082191780822">
            <text:p>3.690821917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0.273869346733668">
            <text:p>0.2738693467</text:p>
          </table:table-cell>
          <table:table-cell office:value-type="float" office:value="3.5548743718593">
            <text:p>3.5548743719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0.273789649415693">
            <text:p>0.2737896494</text:p>
          </table:table-cell>
          <table:table-cell office:value-type="float" office:value="3.55011686143573">
            <text:p>3.5501168614</text:p>
          </table:table-cell>
        </table:table-row>
        <table:table-row table:style-name="ro2">
          <table:table-cell office:value-type="float" office:value="2508">
            <text:p>2508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0.273504273504274">
            <text:p>0.2735042735</text:p>
          </table:table-cell>
          <table:table-cell office:value-type="float" office:value="3.26589743589744">
            <text:p>3.2658974359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0.273381294964029">
            <text:p>0.273381295</text:p>
          </table:table-cell>
          <table:table-cell office:value-type="float" office:value="3.1294964028777">
            <text:p>3.1294964029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0.273381294964029">
            <text:p>0.273381295</text:p>
          </table:table-cell>
          <table:table-cell office:value-type="float" office:value="3.18280575539568">
            <text:p>3.1828057554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86545454545455">
            <text:p>3.8654545455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47935064935065">
            <text:p>3.4793506494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40757575757576">
            <text:p>3.4075757576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85116883116883">
            <text:p>2.8511688312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62363636363636">
            <text:p>3.6236363636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83363636363636">
            <text:p>3.8336363636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33227272727273">
            <text:p>3.3322727273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4.11515151515151">
            <text:p>4.1151515152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41636363636364">
            <text:p>3.4163636364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24636363636364">
            <text:p>2.2463636364</text:p>
          </table:table-cell>
        </table:table-row>
        <table:table-row table:style-name="ro2">
          <table:table-cell office:value-type="float" office:value="2344">
            <text:p>2344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0.272151898734177">
            <text:p>0.2721518987</text:p>
          </table:table-cell>
          <table:table-cell office:value-type="float" office:value="3.20759493670886">
            <text:p>3.2075949367</text:p>
          </table:table-cell>
        </table:table-row>
        <table:table-row table:style-name="ro2">
          <table:table-cell office:value-type="float" office:value="2531">
            <text:p>2531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0.271929824561403">
            <text:p>0.2719298246</text:p>
          </table:table-cell>
          <table:table-cell office:value-type="float" office:value="3.45337719298246">
            <text:p>3.453377193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271428571428571">
            <text:p>0.2714285714</text:p>
          </table:table-cell>
          <table:table-cell office:value-type="float" office:value="3.63371428571428">
            <text:p>3.633714285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0.271375464684015">
            <text:p>0.2713754647</text:p>
          </table:table-cell>
          <table:table-cell office:value-type="float" office:value="3.55092936802974">
            <text:p>3.550929368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0.271186440677966">
            <text:p>0.2711864407</text:p>
          </table:table-cell>
          <table:table-cell office:value-type="float" office:value="3.35090909090909">
            <text:p>3.350909090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0.271028037383178">
            <text:p>0.2710280374</text:p>
          </table:table-cell>
          <table:table-cell office:value-type="float" office:value="3.52355140186916">
            <text:p>3.5235514019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270833333333333">
            <text:p>0.2708333333</text:p>
          </table:table-cell>
          <table:table-cell office:value-type="float" office:value="3.505">
            <text:p>3.505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0.27027027027027">
            <text:p>0.2702702703</text:p>
          </table:table-cell>
          <table:table-cell office:value-type="float" office:value="3.24554054054054">
            <text:p>3.2455405405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269230769230769">
            <text:p>0.2692307692</text:p>
          </table:table-cell>
          <table:table-cell office:value-type="float" office:value="3.90461538461538">
            <text:p>3.9046153846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269230769230769">
            <text:p>0.2692307692</text:p>
          </table:table-cell>
          <table:table-cell office:value-type="float" office:value="3.55384615384615">
            <text:p>3.5538461538</text:p>
          </table:table-cell>
        </table:table-row>
        <table:table-row table:style-name="ro2">
          <table:table-cell office:value-type="float" office:value="2127">
            <text:p>2127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0.268948655256724">
            <text:p>0.2689486553</text:p>
          </table:table-cell>
          <table:table-cell office:value-type="float" office:value="3.63716381418093">
            <text:p>3.6371638142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268817204301075">
            <text:p>0.2688172043</text:p>
          </table:table-cell>
          <table:table-cell office:value-type="float" office:value="3.41021505376344">
            <text:p>3.4102150538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26865671641791">
            <text:p>0.2686567164</text:p>
          </table:table-cell>
          <table:table-cell office:value-type="float" office:value="3.70223880597015">
            <text:p>3.702238806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0.268436578171091">
            <text:p>0.2684365782</text:p>
          </table:table-cell>
          <table:table-cell office:value-type="float" office:value="3.43746312684366">
            <text:p>3.4374631268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68292682926829">
            <text:p>0.2682926829</text:p>
          </table:table-cell>
          <table:table-cell office:value-type="float" office:value="3.57536585365854">
            <text:p>3.5753658537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0.267496111975117">
            <text:p>0.267496112</text:p>
          </table:table-cell>
          <table:table-cell office:value-type="float" office:value="3.29031104199067">
            <text:p>3.290311042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0.267045454545454">
            <text:p>0.2670454545</text:p>
          </table:table-cell>
          <table:table-cell office:value-type="float" office:value="3.055">
            <text:p>3.055</text:p>
          </table:table-cell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0.266881028938907">
            <text:p>0.2668810289</text:p>
          </table:table-cell>
          <table:table-cell office:value-type="float" office:value="3.29247588424437">
            <text:p>3.2924758842</text:p>
          </table:table-cell>
        </table:table-row>
        <table:table-row table:style-name="ro2">
          <table:table-cell office:value-type="float" office:value="2171">
            <text:p>217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55125925925926">
            <text:p>3.5512592593</text:p>
          </table:table-cell>
        </table:table-row>
        <table:table-row table:style-name="ro2">
          <table:table-cell office:value-type="float" office:value="2509">
            <text:p>2509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25748148148148">
            <text:p>3.2574814815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43533333333333">
            <text:p>3.4353333333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0.266435986159169">
            <text:p>0.2664359862</text:p>
          </table:table-cell>
          <table:table-cell office:value-type="float" office:value="3.50647058823529">
            <text:p>3.5064705882</text:p>
          </table:table-cell>
        </table:table-row>
        <table:table-row table:style-name="ro2">
          <table:table-cell office:value-type="float" office:value="2244">
            <text:p>2244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0.266365688487585">
            <text:p>0.2663656885</text:p>
          </table:table-cell>
          <table:table-cell office:value-type="float" office:value="3.4520993227991">
            <text:p>3.4520993228</text:p>
          </table:table-cell>
        </table:table-row>
        <table:table-row table:style-name="ro2">
          <table:table-cell office:value-type="float" office:value="2084">
            <text:p>2084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0.266331658291457">
            <text:p>0.2663316583</text:p>
          </table:table-cell>
          <table:table-cell office:value-type="float" office:value="3.31804020100503">
            <text:p>3.318040201</text:p>
          </table:table-cell>
        </table:table-row>
        <table:table-row table:style-name="ro2">
          <table:table-cell office:value-type="float" office:value="2608">
            <text:p>2608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float" office:value="0.266081871345029">
            <text:p>0.2660818713</text:p>
          </table:table-cell>
          <table:table-cell office:value-type="float" office:value="3.29441520467836">
            <text:p>3.2944152047</text:p>
          </table:table-cell>
        </table:table-row>
        <table:table-row table:style-name="ro2">
          <table:table-cell office:value-type="float" office:value="2274">
            <text:p>2274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0.265957446808511">
            <text:p>0.2659574468</text:p>
          </table:table-cell>
          <table:table-cell office:value-type="float" office:value="3.85893617021277">
            <text:p>3.8589361702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office:value-type="float" office:value="0.26509186351706">
            <text:p>0.2650918635</text:p>
          </table:table-cell>
          <table:table-cell office:value-type="float" office:value="3.23123359580052">
            <text:p>3.2312335958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264705882352941">
            <text:p>0.2647058824</text:p>
          </table:table-cell>
          <table:table-cell office:value-type="float" office:value="3.69264705882353">
            <text:p>3.6926470588</text:p>
          </table:table-cell>
        </table:table-row>
        <table:table-row table:style-name="ro2">
          <table:table-cell office:value-type="float" office:value="2537">
            <text:p>2537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0.264248704663212">
            <text:p>0.2642487047</text:p>
          </table:table-cell>
          <table:table-cell office:value-type="float" office:value="3.51683937823834">
            <text:p>3.5168393782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264150943396226">
            <text:p>0.2641509434</text:p>
          </table:table-cell>
          <table:table-cell office:value-type="float" office:value="3.31943396226415">
            <text:p>3.3194339623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0.263948497854077">
            <text:p>0.2639484979</text:p>
          </table:table-cell>
          <table:table-cell office:value-type="float" office:value="3.33645922746781">
            <text:p>3.3364592275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0.263707571801567">
            <text:p>0.2637075718</text:p>
          </table:table-cell>
          <table:table-cell office:value-type="float" office:value="3.49691906005222">
            <text:p>3.4969190601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263157894736842">
            <text:p>0.2631578947</text:p>
          </table:table-cell>
          <table:table-cell office:value-type="float" office:value="3.42210526315789">
            <text:p>3.4221052632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263157894736842">
            <text:p>0.2631578947</text:p>
          </table:table-cell>
          <table:table-cell office:value-type="float" office:value="3.21631578947368">
            <text:p>3.2163157895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0.262254901960784">
            <text:p>0.262254902</text:p>
          </table:table-cell>
          <table:table-cell office:value-type="float" office:value="3.42950980392157">
            <text:p>3.4295098039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0.262188515709642">
            <text:p>0.2621885157</text:p>
          </table:table-cell>
          <table:table-cell office:value-type="float" office:value="3.25218851570964">
            <text:p>3.2521885157</text:p>
          </table:table-cell>
        </table:table-row>
        <table:table-row table:style-name="ro2">
          <table:table-cell office:value-type="float" office:value="2228">
            <text:p>2228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0.262135922330097">
            <text:p>0.2621359223</text:p>
          </table:table-cell>
          <table:table-cell office:value-type="float" office:value="3.18398058252427">
            <text:p>3.1839805825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0.261904761904762">
            <text:p>0.2619047619</text:p>
          </table:table-cell>
          <table:table-cell office:value-type="float" office:value="3.29510822510823">
            <text:p>3.2951082251</text:p>
          </table:table-cell>
        </table:table-row>
        <table:table-row table:style-name="ro2">
          <table:table-cell office:value-type="float" office:value="2422">
            <text:p>242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0.261904761904762">
            <text:p>0.2619047619</text:p>
          </table:table-cell>
          <table:table-cell office:value-type="float" office:value="3.73672619047619">
            <text:p>3.7367261905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261904761904762">
            <text:p>0.2619047619</text:p>
          </table:table-cell>
          <table:table-cell office:value-type="float" office:value="2.14095238095238">
            <text:p>2.140952381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0.260869565217391">
            <text:p>0.2608695652</text:p>
          </table:table-cell>
          <table:table-cell office:value-type="float" office:value="3.4204347826087">
            <text:p>3.4204347826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260869565217391">
            <text:p>0.2608695652</text:p>
          </table:table-cell>
          <table:table-cell office:value-type="float" office:value="3.53217391304348">
            <text:p>3.532173913</text:p>
          </table:table-cell>
        </table:table-row>
        <table:table-row table:style-name="ro2">
          <table:table-cell office:value-type="float" office:value="2527">
            <text:p>2527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0.260504201680672">
            <text:p>0.2605042017</text:p>
          </table:table-cell>
          <table:table-cell office:value-type="float" office:value="3.54798319327731">
            <text:p>3.5479831933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0.260346124905944">
            <text:p>0.2603461249</text:p>
          </table:table-cell>
          <table:table-cell office:value-type="float" office:value="3.40517682468021">
            <text:p>3.4051768247</text:p>
          </table:table-cell>
        </table:table-row>
        <table:table-row table:style-name="ro2">
          <table:table-cell office:value-type="float" office:value="2409">
            <text:p>2409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0.259259259259259">
            <text:p>0.2592592593</text:p>
          </table:table-cell>
          <table:table-cell office:value-type="float" office:value="3.51672839506173">
            <text:p>3.5167283951</text:p>
          </table:table-cell>
        </table:table-row>
        <table:table-row table:style-name="ro2">
          <table:table-cell office:value-type="float" office:value="2569">
            <text:p>2569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0.259259259259259">
            <text:p>0.2592592593</text:p>
          </table:table-cell>
          <table:table-cell office:value-type="float" office:value="3.53325102880658">
            <text:p>3.5332510288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59259259259259">
            <text:p>0.2592592593</text:p>
          </table:table-cell>
          <table:table-cell office:value-type="float" office:value="3.87740740740741">
            <text:p>3.8774074074</text:p>
          </table:table-cell>
        </table:table-row>
        <table:table-row table:style-name="ro2">
          <table:table-cell office:value-type="float" office:value="2126">
            <text:p>2126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0.259168704156479">
            <text:p>0.2591687042</text:p>
          </table:table-cell>
          <table:table-cell office:value-type="float" office:value="3.54469437652812">
            <text:p>3.5446943765</text:p>
          </table:table-cell>
        </table:table-row>
        <table:table-row table:style-name="ro2">
          <table:table-cell office:value-type="float" office:value="2554">
            <text:p>2554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0.259016393442623">
            <text:p>0.2590163934</text:p>
          </table:table-cell>
          <table:table-cell office:value-type="float" office:value="3.50737704918033">
            <text:p>3.5073770492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0.258992805755396">
            <text:p>0.2589928058</text:p>
          </table:table-cell>
          <table:table-cell office:value-type="float" office:value="3.85910071942446">
            <text:p>3.8591007194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258620689655172">
            <text:p>0.2586206897</text:p>
          </table:table-cell>
          <table:table-cell office:value-type="float" office:value="3.85637931034483">
            <text:p>3.8563793103</text:p>
          </table:table-cell>
        </table:table-row>
        <table:table-row table:style-name="ro2">
          <table:table-cell office:value-type="float" office:value="2636">
            <text:p>2636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0.258620689655172">
            <text:p>0.2586206897</text:p>
          </table:table-cell>
          <table:table-cell office:value-type="float" office:value="3.86431034482759">
            <text:p>3.864310344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0.25830258302583">
            <text:p>0.258302583</text:p>
          </table:table-cell>
          <table:table-cell office:value-type="float" office:value="3.61863468634686">
            <text:p>3.6186346863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0.258064516129032">
            <text:p>0.2580645161</text:p>
          </table:table-cell>
          <table:table-cell office:value-type="float" office:value="3.42435483870968">
            <text:p>3.4243548387</text:p>
          </table:table-cell>
        </table:table-row>
        <table:table-row table:style-name="ro2">
          <table:table-cell office:value-type="float" office:value="2059">
            <text:p>2059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0.257627118644068">
            <text:p>0.2576271186</text:p>
          </table:table-cell>
          <table:table-cell office:value-type="float" office:value="3.42745762711864">
            <text:p>3.4274576271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0.257318952234206">
            <text:p>0.2573189522</text:p>
          </table:table-cell>
          <table:table-cell office:value-type="float" office:value="3.08736517719569">
            <text:p>3.0873651772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0.256959314775161">
            <text:p>0.2569593148</text:p>
          </table:table-cell>
          <table:table-cell office:value-type="float" office:value="3.40798715203426">
            <text:p>3.407987152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256410256410256">
            <text:p>0.2564102564</text:p>
          </table:table-cell>
          <table:table-cell office:value-type="float" office:value="3.72128205128205">
            <text:p>3.7212820513</text:p>
          </table:table-cell>
        </table:table-row>
        <table:table-row table:style-name="ro2">
          <table:table-cell office:value-type="float" office:value="2499">
            <text:p>2499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0.25625">
            <text:p>0.25625</text:p>
          </table:table-cell>
          <table:table-cell office:value-type="float" office:value="3.2793125">
            <text:p>3.2793125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55813953488372">
            <text:p>0.2558139535</text:p>
          </table:table-cell>
          <table:table-cell office:value-type="float" office:value="3.66558139534884">
            <text:p>3.6655813953</text:p>
          </table:table-cell>
        </table:table-row>
        <table:table-row table:style-name="ro2">
          <table:table-cell office:value-type="float" office:value="2543">
            <text:p>254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0.254716981132075">
            <text:p>0.2547169811</text:p>
          </table:table-cell>
          <table:table-cell office:value-type="float" office:value="3.31301886792453">
            <text:p>3.3130188679</text:p>
          </table:table-cell>
        </table:table-row>
        <table:table-row table:style-name="ro2">
          <table:table-cell office:value-type="float" office:value="2626">
            <text:p>2626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.254545454545454">
            <text:p>0.2545454545</text:p>
          </table:table-cell>
          <table:table-cell office:value-type="float" office:value="3.63645454545455">
            <text:p>3.6364545455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0.254237288135593">
            <text:p>0.2542372881</text:p>
          </table:table-cell>
          <table:table-cell office:value-type="float" office:value="3.3830720338983">
            <text:p>3.3830720339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0.253493013972056">
            <text:p>0.253493014</text:p>
          </table:table-cell>
          <table:table-cell office:value-type="float" office:value="3.56574850299401">
            <text:p>3.565748503</text:p>
          </table:table-cell>
        </table:table-row>
        <table:table-row table:style-name="ro2">
          <table:table-cell office:value-type="float" office:value="2609">
            <text:p>2609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0.253246753246753">
            <text:p>0.2532467532</text:p>
          </table:table-cell>
          <table:table-cell office:value-type="float" office:value="3.37084415584416">
            <text:p>3.3708441558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253164556962025">
            <text:p>0.253164557</text:p>
          </table:table-cell>
          <table:table-cell office:value-type="float" office:value="3.59379746835443">
            <text:p>3.5937974684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253164556962025">
            <text:p>0.253164557</text:p>
          </table:table-cell>
          <table:table-cell office:value-type="float" office:value="3.60316455696202">
            <text:p>3.603164557</text:p>
          </table:table-cell>
        </table:table-row>
        <table:table-row table:style-name="ro2">
          <table:table-cell office:value-type="float" office:value="2027">
            <text:p>2027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0.252830188679245">
            <text:p>0.2528301887</text:p>
          </table:table-cell>
          <table:table-cell office:value-type="float" office:value="3.55758490566038">
            <text:p>3.5575849057</text:p>
          </table:table-cell>
        </table:table-row>
        <table:table-row table:style-name="ro2">
          <table:table-cell office:value-type="float" office:value="2249">
            <text:p>2249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0.252688172043011">
            <text:p>0.252688172</text:p>
          </table:table-cell>
          <table:table-cell office:value-type="float" office:value="3.83688172043011">
            <text:p>3.8368817204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0.252032520325203">
            <text:p>0.2520325203</text:p>
          </table:table-cell>
          <table:table-cell office:value-type="float" office:value="3.60357723577236">
            <text:p>3.6035772358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0.251685393258427">
            <text:p>0.2516853933</text:p>
          </table:table-cell>
          <table:table-cell office:value-type="float" office:value="3.38285393258427">
            <text:p>3.3828539326</text:p>
          </table:table-cell>
        </table:table-row>
        <table:table-row table:style-name="ro2">
          <table:table-cell office:value-type="float" office:value="2633">
            <text:p>2633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0.251121076233184">
            <text:p>0.2511210762</text:p>
          </table:table-cell>
          <table:table-cell office:value-type="float" office:value="3.58381165919283">
            <text:p>3.5838116592</text:p>
          </table:table-cell>
        </table:table-row>
        <table:table-row table:style-name="ro2">
          <table:table-cell office:value-type="float" office:value="2093">
            <text:p>2093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0.250950570342205">
            <text:p>0.2509505703</text:p>
          </table:table-cell>
          <table:table-cell office:value-type="float" office:value="3.40665399239544">
            <text:p>3.4066539924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0.250521920668058">
            <text:p>0.2505219207</text:p>
          </table:table-cell>
          <table:table-cell office:value-type="float" office:value="3.57515657620042">
            <text:p>3.5751565762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8741379310345">
            <text:p>3.3874137931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3725">
            <text:p>2.3725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163">
            <text:p>3.163</text:p>
          </table:table-cell>
        </table:table-row>
        <table:table-row table:style-name="ro2">
          <table:table-cell office:value-type="float" office:value="2313">
            <text:p>2313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4177777777778">
            <text:p>3.6417777778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0425">
            <text:p>3.0425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075">
            <text:p>2.075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35">
            <text:p>3.335</text:p>
          </table:table-cell>
        </table:table-row>
        <table:table-row table:style-name="ro2">
          <table:table-cell office:value-type="float" office:value="2236">
            <text:p>2236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4744444444444">
            <text:p>3.4474444444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1095">
            <text:p>4.1095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5416666666667">
            <text:p>3.4541666667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5375">
            <text:p>3.4537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28">
            <text:p>3.628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185">
            <text:p>3.185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.765">
            <text:p>2.765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5.1825">
            <text:p>5.1825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925">
            <text:p>3.3925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08125">
            <text:p>2.08125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3925">
            <text:p>3.3925</text:p>
          </table:table-cell>
        </table:table-row>
        <table:table-row table:style-name="ro2" table:visibility="filter">
          <table:table-cell office:value-type="float" office:value="2601">
            <text:p>26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4">
            <text:p>3.34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76">
            <text:p>3.76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2425">
            <text:p>3.2425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74">
            <text:p>3.74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26">
            <text:p>3.26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375">
            <text:p>2.137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14125">
            <text:p>2.14125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05166666666667">
            <text:p>3.0516666667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1916666666667">
            <text:p>3.6191666667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21875">
            <text:p>2.21875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175">
            <text:p>3.5175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275">
            <text:p>2.2275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9">
            <text:p>3.49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81416666666667">
            <text:p>3.8141666667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95">
            <text:p>3.595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9">
            <text:p>3.39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24375">
            <text:p>2.24375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01833333333333">
            <text:p>4.0183333333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1925">
            <text:p>3.1925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7225">
            <text:p>3.7225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6">
            <text:p>3.56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0166666666667">
            <text:p>3.6016666667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9525">
            <text:p>3.9525</text:p>
          </table:table-cell>
        </table:table-row>
        <table:table-row table:style-name="ro2" table:visibility="filter">
          <table:table-cell office:value-type="float" office:value="2393">
            <text:p>239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0725">
            <text:p>3.0725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2">
            <text:p>3.32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0.249097472924188">
            <text:p>0.2490974729</text:p>
          </table:table-cell>
          <table:table-cell office:value-type="float" office:value="3.75315884476534">
            <text:p>3.7531588448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office:value-type="float" office:value="0.247960848287113">
            <text:p>0.2479608483</text:p>
          </table:table-cell>
          <table:table-cell office:value-type="float" office:value="3.453132137031">
            <text:p>3.453132137</text:p>
          </table:table-cell>
        </table:table-row>
        <table:table-row table:style-name="ro2">
          <table:table-cell office:value-type="float" office:value="2689">
            <text:p>2689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0.247863247863248">
            <text:p>0.2478632479</text:p>
          </table:table-cell>
          <table:table-cell office:value-type="float" office:value="3.30290598290598">
            <text:p>3.3029059829</text:p>
          </table:table-cell>
        </table:table-row>
        <table:table-row table:style-name="ro2">
          <table:table-cell office:value-type="float" office:value="2551">
            <text:p>255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0.247787610619469">
            <text:p>0.2477876106</text:p>
          </table:table-cell>
          <table:table-cell office:value-type="float" office:value="3.32840707964602">
            <text:p>3.3284070796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247311827956989">
            <text:p>0.247311828</text:p>
          </table:table-cell>
          <table:table-cell office:value-type="float" office:value="3.29440860215054">
            <text:p>3.2944086022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0.247232472324723">
            <text:p>0.2472324723</text:p>
          </table:table-cell>
          <table:table-cell office:value-type="float" office:value="3.43487084870849">
            <text:p>3.4348708487</text:p>
          </table:table-cell>
        </table:table-row>
        <table:table-row table:style-name="ro2">
          <table:table-cell office:value-type="float" office:value="2134">
            <text:p>2134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0.246875">
            <text:p>0.246875</text:p>
          </table:table-cell>
          <table:table-cell office:value-type="float" office:value="3.933375">
            <text:p>3.933375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0.246231155778894">
            <text:p>0.2462311558</text:p>
          </table:table-cell>
          <table:table-cell office:value-type="float" office:value="3.88010050251256">
            <text:p>3.8801005025</text:p>
          </table:table-cell>
        </table:table-row>
        <table:table-row table:style-name="ro2">
          <table:table-cell office:value-type="float" office:value="2273">
            <text:p>2273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0.245901639344262">
            <text:p>0.2459016393</text:p>
          </table:table-cell>
          <table:table-cell office:value-type="float" office:value="3.82360655737705">
            <text:p>3.8236065574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0.245723172628305">
            <text:p>0.2457231726</text:p>
          </table:table-cell>
          <table:table-cell office:value-type="float" office:value="3.60267496111975">
            <text:p>3.6026749611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0.245689655172414">
            <text:p>0.2456896552</text:p>
          </table:table-cell>
          <table:table-cell office:value-type="float" office:value="3.56534482758621">
            <text:p>3.5653448276</text:p>
          </table:table-cell>
        </table:table-row>
        <table:table-row table:style-name="ro2">
          <table:table-cell office:value-type="float" office:value="2597">
            <text:p>2597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0.245614035087719">
            <text:p>0.2456140351</text:p>
          </table:table-cell>
          <table:table-cell office:value-type="float" office:value="3.34219298245614">
            <text:p>3.342192982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44444444444444">
            <text:p>0.2444444444</text:p>
          </table:table-cell>
          <table:table-cell office:value-type="float" office:value="3.28488888888889">
            <text:p>3.2848888889</text:p>
          </table:table-cell>
        </table:table-row>
        <table:table-row table:style-name="ro2">
          <table:table-cell office:value-type="float" office:value="2467">
            <text:p>2467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0.244031830238727">
            <text:p>0.2440318302</text:p>
          </table:table-cell>
          <table:table-cell office:value-type="float" office:value="3.47161803713528">
            <text:p>3.4716180371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243589743589744">
            <text:p>0.2435897436</text:p>
          </table:table-cell>
          <table:table-cell office:value-type="float" office:value="3.74141025641026">
            <text:p>3.7414102564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0.242753623188406">
            <text:p>0.2427536232</text:p>
          </table:table-cell>
          <table:table-cell office:value-type="float" office:value="3.44938405797101">
            <text:p>3.449384058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0.24223602484472">
            <text:p>0.2422360248</text:p>
          </table:table-cell>
          <table:table-cell office:value-type="float" office:value="3.36046583850932">
            <text:p>3.3604658385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0.241379310344828">
            <text:p>0.2413793103</text:p>
          </table:table-cell>
          <table:table-cell office:value-type="float" office:value="3.46601880877743">
            <text:p>3.4660188088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41379310344828">
            <text:p>0.2413793103</text:p>
          </table:table-cell>
          <table:table-cell office:value-type="float" office:value="3.54172413793103">
            <text:p>3.5417241379</text:p>
          </table:table-cell>
        </table:table-row>
        <table:table-row table:style-name="ro2">
          <table:table-cell office:value-type="float" office:value="2256">
            <text:p>2256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0.241206030150754">
            <text:p>0.2412060302</text:p>
          </table:table-cell>
          <table:table-cell office:value-type="float" office:value="3.91206030150754">
            <text:p>3.9120603015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0.240740740740741">
            <text:p>0.2407407407</text:p>
          </table:table-cell>
          <table:table-cell office:value-type="float" office:value="3.19324074074074">
            <text:p>3.1932407407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3.15">
            <text:p>3.15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0.238983050847458">
            <text:p>0.2389830508</text:p>
          </table:table-cell>
          <table:table-cell office:value-type="float" office:value="3.53796610169492">
            <text:p>3.5379661017</text:p>
          </table:table-cell>
        </table:table-row>
        <table:table-row table:style-name="ro2">
          <table:table-cell office:value-type="float" office:value="2542">
            <text:p>2542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.238461538461538">
            <text:p>0.2384615385</text:p>
          </table:table-cell>
          <table:table-cell office:value-type="float" office:value="3.54584615384615">
            <text:p>3.5458461538</text:p>
          </table:table-cell>
        </table:table-row>
        <table:table-row table:style-name="ro2">
          <table:table-cell office:value-type="float" office:value="2246">
            <text:p>2246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0.238317757009346">
            <text:p>0.238317757</text:p>
          </table:table-cell>
          <table:table-cell office:value-type="float" office:value="3.6003738317757">
            <text:p>3.6003738318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0.238219895287958">
            <text:p>0.2382198953</text:p>
          </table:table-cell>
          <table:table-cell office:value-type="float" office:value="3.59856020942408">
            <text:p>3.5985602094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238095238095238">
            <text:p>0.2380952381</text:p>
          </table:table-cell>
          <table:table-cell office:value-type="float" office:value="3.3484126984127">
            <text:p>3.3484126984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238095238095238">
            <text:p>0.2380952381</text:p>
          </table:table-cell>
          <table:table-cell office:value-type="float" office:value="3.68698412698413">
            <text:p>3.686984127</text:p>
          </table:table-cell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0.237458193979933">
            <text:p>0.237458194</text:p>
          </table:table-cell>
          <table:table-cell office:value-type="float" office:value="4.02033444816053">
            <text:p>4.0203344482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0.23728813559322">
            <text:p>0.2372881356</text:p>
          </table:table-cell>
          <table:table-cell office:value-type="float" office:value="3.58737288135593">
            <text:p>3.5873728814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float" office:value="0.23696682464455">
            <text:p>0.2369668246</text:p>
          </table:table-cell>
          <table:table-cell office:value-type="float" office:value="3.49153238546604">
            <text:p>3.4915323855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office:value-type="float" office:value="0.236133122028526">
            <text:p>0.236133122</text:p>
          </table:table-cell>
          <table:table-cell office:value-type="float" office:value="3.40199683042789">
            <text:p>3.4019968304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236111111111111">
            <text:p>0.2361111111</text:p>
          </table:table-cell>
          <table:table-cell office:value-type="float" office:value="3.99430555555556">
            <text:p>3.9943055556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float" office:value="0.236024844720497">
            <text:p>0.2360248447</text:p>
          </table:table-cell>
          <table:table-cell office:value-type="float" office:value="3.66111801242236">
            <text:p>3.6611180124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3.47779411764706">
            <text:p>3.4777941176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3.45058823529412">
            <text:p>3.4505882353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4.05352941176471">
            <text:p>4.0535294118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0.234782608695652">
            <text:p>0.2347826087</text:p>
          </table:table-cell>
          <table:table-cell office:value-type="float" office:value="3.7300347826087">
            <text:p>3.7300347826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0.234042553191489">
            <text:p>0.2340425532</text:p>
          </table:table-cell>
          <table:table-cell office:value-type="float" office:value="3.40676122931442">
            <text:p>3.4067612293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33333333333333">
            <text:p>0.2333333333</text:p>
          </table:table-cell>
          <table:table-cell office:value-type="float" office:value="3.63466666666667">
            <text:p>3.6346666667</text:p>
          </table:table-cell>
        </table:table-row>
        <table:table-row table:style-name="ro2">
          <table:table-cell office:value-type="float" office:value="2257">
            <text:p>2257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0.233009708737864">
            <text:p>0.2330097087</text:p>
          </table:table-cell>
          <table:table-cell office:value-type="float" office:value="3.82553398058252">
            <text:p>3.8255339806</text:p>
          </table:table-cell>
        </table:table-row>
        <table:table-row table:style-name="ro2">
          <table:table-cell office:value-type="float" office:value="2082">
            <text:p>2082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0.232876712328767">
            <text:p>0.2328767123</text:p>
          </table:table-cell>
          <table:table-cell office:value-type="float" office:value="3.84">
            <text:p>3.84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0.232620320855615">
            <text:p>0.2326203209</text:p>
          </table:table-cell>
          <table:table-cell office:value-type="float" office:value="3.31411764705882">
            <text:p>3.3141176471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0.232227488151659">
            <text:p>0.2322274882</text:p>
          </table:table-cell>
          <table:table-cell office:value-type="float" office:value="3.44488151658768">
            <text:p>3.4448815166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office:value-type="float" office:value="0.23217550274223">
            <text:p>0.2321755027</text:p>
          </table:table-cell>
          <table:table-cell office:value-type="float" office:value="3.4536197440585">
            <text:p>3.4536197441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0.23125">
            <text:p>0.23125</text:p>
          </table:table-cell>
          <table:table-cell office:value-type="float" office:value="3.48083333333333">
            <text:p>3.4808333333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0.23121387283237">
            <text:p>0.2312138728</text:p>
          </table:table-cell>
          <table:table-cell office:value-type="float" office:value="3.50179190751445">
            <text:p>3.501791907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58179487179487">
            <text:p>3.5817948718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77230769230769">
            <text:p>3.7723076923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71115384615385">
            <text:p>3.7111538462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45653846153846">
            <text:p>3.4565384615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4.27884615384615">
            <text:p>4.2788461538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53846153846154">
            <text:p>3.5384615385</text:p>
          </table:table-cell>
        </table:table-row>
        <table:table-row table:style-name="ro2">
          <table:table-cell office:value-type="float" office:value="2312">
            <text:p>2312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0.23015873015873">
            <text:p>0.2301587302</text:p>
          </table:table-cell>
          <table:table-cell office:value-type="float" office:value="3.58484126984127">
            <text:p>3.5848412698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0.230031948881789">
            <text:p>0.2300319489</text:p>
          </table:table-cell>
          <table:table-cell office:value-type="float" office:value="3.54993610223642">
            <text:p>3.5499361022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0.229357798165138">
            <text:p>0.2293577982</text:p>
          </table:table-cell>
          <table:table-cell office:value-type="float" office:value="4.26807339449541">
            <text:p>4.2680733945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228915662650602">
            <text:p>0.2289156627</text:p>
          </table:table-cell>
          <table:table-cell office:value-type="float" office:value="3.75469879518072">
            <text:p>3.7546987952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office:value-type="float" office:value="0.228893058161351">
            <text:p>0.2288930582</text:p>
          </table:table-cell>
          <table:table-cell office:value-type="float" office:value="3.48144465290807">
            <text:p>3.4814446529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0.228125">
            <text:p>0.228125</text:p>
          </table:table-cell>
          <table:table-cell office:value-type="float" office:value="3.60253125">
            <text:p>3.60253125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0.227979274611399">
            <text:p>0.2279792746</text:p>
          </table:table-cell>
          <table:table-cell office:value-type="float" office:value="3.43424870466321">
            <text:p>3.4342487047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227848101265823">
            <text:p>0.2278481013</text:p>
          </table:table-cell>
          <table:table-cell office:value-type="float" office:value="3.90354430379747">
            <text:p>3.9035443038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3.51404545454545">
            <text:p>3.514045454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3.33363636363636">
            <text:p>3.3336363636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227272727272727">
            <text:p>0.2272727273</text:p>
          </table:table-cell>
          <table:table-cell office:value-type="float" office:value="3.77045454545454">
            <text:p>3.7704545455</text:p>
          </table:table-cell>
        </table:table-row>
        <table:table-row table:style-name="ro2">
          <table:table-cell office:value-type="float" office:value="2596">
            <text:p>2596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0.226519337016575">
            <text:p>0.226519337</text:p>
          </table:table-cell>
          <table:table-cell office:value-type="float" office:value="3.36309392265193">
            <text:p>3.3630939227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226415094339623">
            <text:p>0.2264150943</text:p>
          </table:table-cell>
          <table:table-cell office:value-type="float" office:value="3.17603773584906">
            <text:p>3.1760377358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0.226415094339623">
            <text:p>0.2264150943</text:p>
          </table:table-cell>
          <table:table-cell office:value-type="float" office:value="3.46566037735849">
            <text:p>3.4656603774</text:p>
          </table:table-cell>
        </table:table-row>
        <table:table-row table:style-name="ro2">
          <table:table-cell office:value-type="float" office:value="2324">
            <text:p>2324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.225274725274725">
            <text:p>0.2252747253</text:p>
          </table:table-cell>
          <table:table-cell office:value-type="float" office:value="3.72027472527472">
            <text:p>3.7202747253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0.224199288256228">
            <text:p>0.2241992883</text:p>
          </table:table-cell>
          <table:table-cell office:value-type="float" office:value="3.66195729537367">
            <text:p>3.6619572954</text:p>
          </table:table-cell>
        </table:table-row>
        <table:table-row table:style-name="ro2">
          <table:table-cell office:value-type="float" office:value="2719">
            <text:p>2719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0.22397476340694">
            <text:p>0.2239747634</text:p>
          </table:table-cell>
          <table:table-cell office:value-type="float" office:value="3.40391167192429">
            <text:p>3.4039116719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0.223404255319149">
            <text:p>0.2234042553</text:p>
          </table:table-cell>
          <table:table-cell office:value-type="float" office:value="3.38117021276596">
            <text:p>3.3811702128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0.223404255319149">
            <text:p>0.2234042553</text:p>
          </table:table-cell>
          <table:table-cell office:value-type="float" office:value="3.72351063829787">
            <text:p>3.7235106383</text:p>
          </table:table-cell>
        </table:table-row>
        <table:table-row table:style-name="ro2">
          <table:table-cell office:value-type="float" office:value="2071">
            <text:p>2071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float" office:value="0.222996515679442">
            <text:p>0.2229965157</text:p>
          </table:table-cell>
          <table:table-cell office:value-type="float" office:value="3.52428571428571">
            <text:p>3.5242857143</text:p>
          </table:table-cell>
        </table:table-row>
        <table:table-row table:style-name="ro2">
          <table:table-cell office:value-type="float" office:value="2159">
            <text:p>2159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71625">
            <text:p>3.71625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60583333333333">
            <text:p>3.6058333333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77055555555556">
            <text:p>3.7705555556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13126984126984">
            <text:p>3.1312698413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94666666666667">
            <text:p>3.9466666667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04694444444444">
            <text:p>3.0469444444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19555555555556">
            <text:p>3.1955555556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67388888888889">
            <text:p>3.6738888889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20222222222222">
            <text:p>2.2022222222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22093023255814">
            <text:p>0.2209302326</text:p>
          </table:table-cell>
          <table:table-cell office:value-type="float" office:value="3.97046511627907">
            <text:p>3.9704651163</text:p>
          </table:table-cell>
        </table:table-row>
        <table:table-row table:style-name="ro2">
          <table:table-cell office:value-type="float" office:value="2097">
            <text:p>2097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0.22007722007722">
            <text:p>0.2200772201</text:p>
          </table:table-cell>
          <table:table-cell office:value-type="float" office:value="3.4523166023166">
            <text:p>3.4523166023</text:p>
          </table:table-cell>
        </table:table-row>
        <table:table-row table:style-name="ro2">
          <table:table-cell office:value-type="float" office:value="2483">
            <text:p>24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4.1072">
            <text:p>4.1072</text:p>
          </table:table-cell>
        </table:table-row>
        <table:table-row table:style-name="ro2">
          <table:table-cell office:value-type="float" office:value="2262">
            <text:p>2262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0.219917012448133">
            <text:p>0.2199170124</text:p>
          </table:table-cell>
          <table:table-cell office:value-type="float" office:value="3.84734439834025">
            <text:p>3.8473443983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.2195121951</text:p>
          </table:table-cell>
          <table:table-cell office:value-type="float" office:value="3.31609756097561">
            <text:p>3.316097561</text:p>
          </table:table-cell>
        </table:table-row>
        <table:table-row table:style-name="ro2">
          <table:table-cell office:value-type="float" office:value="2211">
            <text:p>2211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0.219230769230769">
            <text:p>0.2192307692</text:p>
          </table:table-cell>
          <table:table-cell office:value-type="float" office:value="3.566">
            <text:p>3.566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219178082191781">
            <text:p>0.2191780822</text:p>
          </table:table-cell>
          <table:table-cell office:value-type="float" office:value="3.49219178082192">
            <text:p>3.4921917808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0.218623481781376">
            <text:p>0.2186234818</text:p>
          </table:table-cell>
          <table:table-cell office:value-type="float" office:value="3.79971659919028">
            <text:p>3.7997165992</text:p>
          </table:table-cell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0.218181818181818">
            <text:p>0.2181818182</text:p>
          </table:table-cell>
          <table:table-cell office:value-type="float" office:value="3.99884848484848">
            <text:p>3.9988484848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17391304347826">
            <text:p>0.2173913043</text:p>
          </table:table-cell>
          <table:table-cell office:value-type="float" office:value="3.47">
            <text:p>3.47</text:p>
          </table:table-cell>
        </table:table-row>
        <table:table-row table:style-name="ro2">
          <table:table-cell office:value-type="float" office:value="2436">
            <text:p>2436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0.217171717171717">
            <text:p>0.2171717172</text:p>
          </table:table-cell>
          <table:table-cell office:value-type="float" office:value="3.41010101010101">
            <text:p>3.4101010101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0.216814159292035">
            <text:p>0.2168141593</text:p>
          </table:table-cell>
          <table:table-cell office:value-type="float" office:value="3.70258849557522">
            <text:p>3.7025884956</text:p>
          </table:table-cell>
        </table:table-row>
        <table:table-row table:style-name="ro2">
          <table:table-cell office:value-type="float" office:value="2718">
            <text:p>2718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0.216494845360825">
            <text:p>0.2164948454</text:p>
          </table:table-cell>
          <table:table-cell office:value-type="float" office:value="3.47541237113402">
            <text:p>3.4754123711</text:p>
          </table:table-cell>
        </table:table-row>
        <table:table-row table:style-name="ro2">
          <table:table-cell office:value-type="float" office:value="2391">
            <text:p>239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float" office:value="0.215767634854772">
            <text:p>0.2157676349</text:p>
          </table:table-cell>
          <table:table-cell office:value-type="float" office:value="3.3648132780083">
            <text:p>3.364813278</text:p>
          </table:table-cell>
        </table:table-row>
        <table:table-row table:style-name="ro2">
          <table:table-cell office:value-type="float" office:value="2252">
            <text:p>2252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0.215686274509804">
            <text:p>0.2156862745</text:p>
          </table:table-cell>
          <table:table-cell office:value-type="float" office:value="3.86266666666667">
            <text:p>3.8626666667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21505376344086">
            <text:p>0.2150537634</text:p>
          </table:table-cell>
          <table:table-cell office:value-type="float" office:value="3.90505376344086">
            <text:p>3.9050537634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0.214689265536723">
            <text:p>0.2146892655</text:p>
          </table:table-cell>
          <table:table-cell office:value-type="float" office:value="3.71050847457627">
            <text:p>3.7105084746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3.30460317460317">
            <text:p>3.3046031746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3.46035714285714">
            <text:p>3.4603571429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14285714285714">
            <text:p>0.2142857143</text:p>
          </table:table-cell>
          <table:table-cell office:value-type="float" office:value="2.18428571428571">
            <text:p>2.1842857143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3.77642857142857">
            <text:p>3.7764285714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3.55142857142857">
            <text:p>3.5514285714</text:p>
          </table:table-cell>
        </table:table-row>
        <table:table-row table:style-name="ro2">
          <table:table-cell office:value-type="float" office:value="2259">
            <text:p>225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0.213973799126638">
            <text:p>0.2139737991</text:p>
          </table:table-cell>
          <table:table-cell office:value-type="float" office:value="3.77855895196507">
            <text:p>3.778558952</text:p>
          </table:table-cell>
        </table:table-row>
        <table:table-row table:style-name="ro2">
          <table:table-cell office:value-type="float" office:value="2169">
            <text:p>216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0.213414634146341">
            <text:p>0.2134146341</text:p>
          </table:table-cell>
          <table:table-cell office:value-type="float" office:value="3.51798780487805">
            <text:p>3.5179878049</text:p>
          </table:table-cell>
        </table:table-row>
        <table:table-row table:style-name="ro2">
          <table:table-cell office:value-type="float" office:value="2479">
            <text:p>247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0.212962962962963">
            <text:p>0.212962963</text:p>
          </table:table-cell>
          <table:table-cell office:value-type="float" office:value="4.09814814814815">
            <text:p>4.0981481481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212121212121212">
            <text:p>0.2121212121</text:p>
          </table:table-cell>
          <table:table-cell office:value-type="float" office:value="3.71424242424242">
            <text:p>3.7142424242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212121212121212">
            <text:p>0.2121212121</text:p>
          </table:table-cell>
          <table:table-cell office:value-type="float" office:value="3.79666666666667">
            <text:p>3.7966666667</text:p>
          </table:table-cell>
        </table:table-row>
        <table:table-row table:style-name="ro2">
          <table:table-cell office:value-type="float" office:value="2113">
            <text:p>2113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0.211428571428571">
            <text:p>0.2114285714</text:p>
          </table:table-cell>
          <table:table-cell office:value-type="float" office:value="3.59862857142857">
            <text:p>3.5986285714</text:p>
          </table:table-cell>
        </table:table-row>
        <table:table-row table:style-name="ro2">
          <table:table-cell office:value-type="float" office:value="2632">
            <text:p>2632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0.211382113821138">
            <text:p>0.2113821138</text:p>
          </table:table-cell>
          <table:table-cell office:value-type="float" office:value="3.61264227642276">
            <text:p>3.6126422764</text:p>
          </table:table-cell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0.211340206185567">
            <text:p>0.2113402062</text:p>
          </table:table-cell>
          <table:table-cell office:value-type="float" office:value="3.87979381443299">
            <text:p>3.8797938144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210526315789474">
            <text:p>0.2105263158</text:p>
          </table:table-cell>
          <table:table-cell office:value-type="float" office:value="3.79157894736842">
            <text:p>3.7915789474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office:value-type="float" office:value="3.36620689655172">
            <text:p>3.3662068966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office:value-type="float" office:value="3.32034482758621">
            <text:p>3.3203448276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204819277108434">
            <text:p>0.2048192771</text:p>
          </table:table-cell>
          <table:table-cell office:value-type="float" office:value="3.4544578313253">
            <text:p>3.4544578313</text:p>
          </table:table-cell>
        </table:table-row>
        <table:table-row table:style-name="ro2">
          <table:table-cell office:value-type="float" office:value="2477">
            <text:p>2477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0.203619909502262">
            <text:p>0.2036199095</text:p>
          </table:table-cell>
          <table:table-cell office:value-type="float" office:value="4.34117647058824">
            <text:p>4.3411764706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0.202970297029703">
            <text:p>0.202970297</text:p>
          </table:table-cell>
          <table:table-cell office:value-type="float" office:value="3.56371287128713">
            <text:p>3.5637128713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202898550724638">
            <text:p>0.2028985507</text:p>
          </table:table-cell>
          <table:table-cell office:value-type="float" office:value="3.58289855072464">
            <text:p>3.5828985507</text:p>
          </table:table-cell>
        </table:table-row>
        <table:table-row table:style-name="ro2">
          <table:table-cell office:value-type="float" office:value="2261">
            <text:p>2261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0.201219512195122">
            <text:p>0.2012195122</text:p>
          </table:table-cell>
          <table:table-cell office:value-type="float" office:value="3.91439024390244">
            <text:p>3.9143902439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0.201149425287356">
            <text:p>0.2011494253</text:p>
          </table:table-cell>
          <table:table-cell office:value-type="float" office:value="3.52931034482759">
            <text:p>3.5293103448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office:value-type="float" office:value="0.20066889632107">
            <text:p>0.2006688963</text:p>
          </table:table-cell>
          <table:table-cell office:value-type="float" office:value="3.72581939799331">
            <text:p>3.725819398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7">
            <text:p>3.37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058">
            <text:p>4.058</text:p>
          </table:table-cell>
        </table:table-row>
        <table:table-row table:style-name="ro2">
          <table:table-cell office:value-type="float" office:value="2516">
            <text:p>251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2385714285714">
            <text:p>3.4238571429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80857142857143">
            <text:p>3.8085714286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70488888888889">
            <text:p>3.7048888889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15166666666667">
            <text:p>3.1516666667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786">
            <text:p>3.2786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126">
            <text:p>2.126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58">
            <text:p>3.458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12">
            <text:p>2.112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26">
            <text:p>2.126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06">
            <text:p>2.106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04">
            <text:p>2.104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192">
            <text:p>3.192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02">
            <text:p>3.202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65">
            <text:p>3.565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42">
            <text:p>3.542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46">
            <text:p>3.246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242">
            <text:p>2.242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197368421052632">
            <text:p>0.1973684211</text:p>
          </table:table-cell>
          <table:table-cell office:value-type="float" office:value="4.07697368421053">
            <text:p>4.0769736842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0.196078431372549">
            <text:p>0.1960784314</text:p>
          </table:table-cell>
          <table:table-cell office:value-type="float" office:value="3.64294117647059">
            <text:p>3.6429411765</text:p>
          </table:table-cell>
        </table:table-row>
        <table:table-row table:style-name="ro2">
          <table:table-cell office:value-type="float" office:value="2258">
            <text:p>2258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0.195348837209302">
            <text:p>0.1953488372</text:p>
          </table:table-cell>
          <table:table-cell office:value-type="float" office:value="3.87469767441861">
            <text:p>3.8746976744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195121951219512">
            <text:p>0.1951219512</text:p>
          </table:table-cell>
          <table:table-cell office:value-type="float" office:value="3.14121951219512">
            <text:p>3.1412195122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194805194805195">
            <text:p>0.1948051948</text:p>
          </table:table-cell>
          <table:table-cell office:value-type="float" office:value="3.53090909090909">
            <text:p>3.5309090909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194029850746269">
            <text:p>0.1940298507</text:p>
          </table:table-cell>
          <table:table-cell office:value-type="float" office:value="3.57761194029851">
            <text:p>3.5776119403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193548387096774">
            <text:p>0.1935483871</text:p>
          </table:table-cell>
          <table:table-cell office:value-type="float" office:value="3.77569892473118">
            <text:p>3.7756989247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3.29380952380952">
            <text:p>3.2938095238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4.00809523809524">
            <text:p>4.0080952381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3.55142857142857">
            <text:p>3.5514285714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3.7847619047619">
            <text:p>3.7847619048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90476190476191">
            <text:p>0.1904761905</text:p>
          </table:table-cell>
          <table:table-cell office:value-type="float" office:value="4.04047619047619">
            <text:p>4.0404761905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.188235294117647">
            <text:p>0.1882352941</text:p>
          </table:table-cell>
          <table:table-cell office:value-type="float" office:value="3.97617647058823">
            <text:p>3.9761764706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3.90375">
            <text:p>3.90375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3.460625">
            <text:p>3.460625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3.244375">
            <text:p>3.244375</text:p>
          </table:table-cell>
        </table:table-row>
        <table:table-row table:style-name="ro2">
          <table:table-cell office:value-type="float" office:value="2254">
            <text:p>2254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0.185792349726776">
            <text:p>0.1857923497</text:p>
          </table:table-cell>
          <table:table-cell office:value-type="float" office:value="3.89338797814208">
            <text:p>3.8933879781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185185185185185">
            <text:p>0.1851851852</text:p>
          </table:table-cell>
          <table:table-cell office:value-type="float" office:value="4.07555555555556">
            <text:p>4.0755555556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0.185185185185185">
            <text:p>0.1851851852</text:p>
          </table:table-cell>
          <table:table-cell office:value-type="float" office:value="3.51444444444444">
            <text:p>3.5144444444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185185185185185">
            <text:p>0.1851851852</text:p>
          </table:table-cell>
          <table:table-cell office:value-type="float" office:value="3.67018518518518">
            <text:p>3.6701851852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18454545454546">
            <text:p>4.184545454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13272727272727">
            <text:p>4.1327272727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178571428571429">
            <text:p>0.1785714286</text:p>
          </table:table-cell>
          <table:table-cell office:value-type="float" office:value="3.50535714285714">
            <text:p>3.5053571429</text:p>
          </table:table-cell>
        </table:table-row>
        <table:table-row table:style-name="ro2">
          <table:table-cell office:value-type="float" office:value="2251">
            <text:p>2251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0.178137651821862">
            <text:p>0.1781376518</text:p>
          </table:table-cell>
          <table:table-cell office:value-type="float" office:value="4.04275303643725">
            <text:p>4.0427530364</text:p>
          </table:table-cell>
        </table:table-row>
        <table:table-row table:style-name="ro2">
          <table:table-cell office:value-type="float" office:value="2382">
            <text:p>2382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.176923076923077">
            <text:p>0.1769230769</text:p>
          </table:table-cell>
          <table:table-cell office:value-type="float" office:value="3.36292307692308">
            <text:p>3.3629230769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4.30294117647059">
            <text:p>4.3029411765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175438596491228">
            <text:p>0.1754385965</text:p>
          </table:table-cell>
          <table:table-cell office:value-type="float" office:value="3.42438596491228">
            <text:p>3.4243859649</text:p>
          </table:table-cell>
        </table:table-row>
        <table:table-row table:style-name="ro2">
          <table:table-cell office:value-type="float" office:value="2639">
            <text:p>2639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0.175355450236967">
            <text:p>0.1753554502</text:p>
          </table:table-cell>
          <table:table-cell office:value-type="float" office:value="3.87568720379147">
            <text:p>3.8756872038</text:p>
          </table:table-cell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0.174603174603175">
            <text:p>0.1746031746</text:p>
          </table:table-cell>
          <table:table-cell office:value-type="float" office:value="3.5347619047619">
            <text:p>3.5347619048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0.174545454545455">
            <text:p>0.1745454545</text:p>
          </table:table-cell>
          <table:table-cell office:value-type="float" office:value="4.12530909090909">
            <text:p>4.1253090909</text:p>
          </table:table-cell>
        </table:table-row>
        <table:table-row table:style-name="ro2">
          <table:table-cell office:value-type="float" office:value="2416">
            <text:p>2416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0.174496644295302">
            <text:p>0.1744966443</text:p>
          </table:table-cell>
          <table:table-cell office:value-type="float" office:value="3.53825503355705">
            <text:p>3.5382550336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173913043478261">
            <text:p>0.1739130435</text:p>
          </table:table-cell>
          <table:table-cell office:value-type="float" office:value="4.09163043478261">
            <text:p>4.0916304348</text:p>
          </table:table-cell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0.173267326732673">
            <text:p>0.1732673267</text:p>
          </table:table-cell>
          <table:table-cell office:value-type="float" office:value="4.26980198019802">
            <text:p>4.2698019802</text:p>
          </table:table-cell>
        </table:table-row>
        <table:table-row table:style-name="ro2">
          <table:table-cell office:value-type="float" office:value="2028">
            <text:p>2028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float" office:value="0.172897196261682">
            <text:p>0.1728971963</text:p>
          </table:table-cell>
          <table:table-cell office:value-type="float" office:value="3.59060747663551">
            <text:p>3.5906074766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0.171428571428571">
            <text:p>0.1714285714</text:p>
          </table:table-cell>
          <table:table-cell office:value-type="float" office:value="3.92666666666667">
            <text:p>3.9266666667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171052631578947">
            <text:p>0.1710526316</text:p>
          </table:table-cell>
          <table:table-cell office:value-type="float" office:value="3.62118421052632">
            <text:p>3.6211842105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170731707317073">
            <text:p>0.1707317073</text:p>
          </table:table-cell>
          <table:table-cell office:value-type="float" office:value="3.78560975609756">
            <text:p>3.7856097561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70212765957447">
            <text:p>0.170212766</text:p>
          </table:table-cell>
          <table:table-cell office:value-type="float" office:value="3.91340425531915">
            <text:p>3.9134042553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169014084507042">
            <text:p>0.1690140845</text:p>
          </table:table-cell>
          <table:table-cell office:value-type="float" office:value="3.42408450704225">
            <text:p>3.424084507</text:p>
          </table:table-cell>
        </table:table-row>
        <table:table-row table:style-name="ro2">
          <table:table-cell office:value-type="float" office:value="2637">
            <text:p>2637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0.168888888888889">
            <text:p>0.1688888889</text:p>
          </table:table-cell>
          <table:table-cell office:value-type="float" office:value="3.89511111111111">
            <text:p>3.8951111111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168831168831169">
            <text:p>0.1688311688</text:p>
          </table:table-cell>
          <table:table-cell office:value-type="float" office:value="4.00805194805195">
            <text:p>4.0080519481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0.167539267015707">
            <text:p>0.167539267</text:p>
          </table:table-cell>
          <table:table-cell office:value-type="float" office:value="3.94167539267016">
            <text:p>3.9416753927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565">
            <text:p>3.565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19833333333333">
            <text:p>2.1983333333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65083333333333">
            <text:p>3.6508333333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38416666666667">
            <text:p>3.3841666667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61333333333333">
            <text:p>3.6133333333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40833333333333">
            <text:p>3.4083333333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18666666666667">
            <text:p>3.1866666667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25333333333333">
            <text:p>2.2533333333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9">
            <text:p>3.9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28">
            <text:p>3.28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16666666666667">
            <text:p>2.1666666667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02166666666667">
            <text:p>4.0216666667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02666666666667">
            <text:p>2.0266666667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11333333333333">
            <text:p>2.1133333333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164179104477612">
            <text:p>0.1641791045</text:p>
          </table:table-cell>
          <table:table-cell office:value-type="float" office:value="4.05626865671642">
            <text:p>4.0562686567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162162162162162">
            <text:p>0.1621621622</text:p>
          </table:table-cell>
          <table:table-cell office:value-type="float" office:value="3.47905405405405">
            <text:p>3.4790540541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61290322580645">
            <text:p>0.1612903226</text:p>
          </table:table-cell>
          <table:table-cell office:value-type="float" office:value="3.25741935483871">
            <text:p>3.2574193548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3.526">
            <text:p>3.526</text:p>
          </table:table-cell>
        </table:table-row>
        <table:table-row table:style-name="ro2">
          <table:table-cell office:value-type="float" office:value="2476">
            <text:p>2476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0.159420289855072">
            <text:p>0.1594202899</text:p>
          </table:table-cell>
          <table:table-cell office:value-type="float" office:value="4.35840579710145">
            <text:p>4.3584057971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3.39736842105263">
            <text:p>3.3973684211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3.77">
            <text:p>3.77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0.157303370786517">
            <text:p>0.1573033708</text:p>
          </table:table-cell>
          <table:table-cell office:value-type="float" office:value="3.74505617977528">
            <text:p>3.7450561798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0.156521739130435">
            <text:p>0.1565217391</text:p>
          </table:table-cell>
          <table:table-cell office:value-type="float" office:value="4.13965217391304">
            <text:p>4.1396521739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15625">
            <text:p>0.15625</text:p>
          </table:table-cell>
          <table:table-cell office:value-type="float" office:value="3.405625">
            <text:p>3.405625</text:p>
          </table:table-cell>
        </table:table-row>
        <table:table-row table:style-name="ro2">
          <table:table-cell office:value-type="float" office:value="2478">
            <text:p>2478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0.15609756097561">
            <text:p>0.156097561</text:p>
          </table:table-cell>
          <table:table-cell office:value-type="float" office:value="4.34219512195122">
            <text:p>4.342195122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155844155844156">
            <text:p>0.1558441558</text:p>
          </table:table-cell>
          <table:table-cell office:value-type="float" office:value="3.75012987012987">
            <text:p>3.7501298701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155172413793103">
            <text:p>0.1551724138</text:p>
          </table:table-cell>
          <table:table-cell office:value-type="float" office:value="3.81051724137931">
            <text:p>3.8105172414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4.40549450549451">
            <text:p>4.4054945055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51515151515152">
            <text:p>0.1515151515</text:p>
          </table:table-cell>
          <table:table-cell office:value-type="float" office:value="3.81636363636364">
            <text:p>3.8163636364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52616666666667">
            <text:p>3.5261666667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4.118">
            <text:p>4.118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144927536231884">
            <text:p>0.1449275362</text:p>
          </table:table-cell>
          <table:table-cell office:value-type="float" office:value="4.54971014492754">
            <text:p>4.5497101449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44142857142857">
            <text:p>3.4414285714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73619047619048">
            <text:p>3.7361904762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22428571428571">
            <text:p>3.2242857143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62761904761905">
            <text:p>3.6276190476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00571428571429">
            <text:p>4.0057142857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71142857142857">
            <text:p>3.7114285714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90380952380952">
            <text:p>3.9038095238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78">
            <text:p>3.78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20857142857143">
            <text:p>2.2085714286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31857142857143">
            <text:p>3.3185714286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29142857142857">
            <text:p>3.2914285714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0.141104294478528">
            <text:p>0.1411042945</text:p>
          </table:table-cell>
          <table:table-cell office:value-type="float" office:value="3.77349693251534">
            <text:p>3.7734969325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38888888888889">
            <text:p>0.1388888889</text:p>
          </table:table-cell>
          <table:table-cell office:value-type="float" office:value="4.08583333333333">
            <text:p>4.0858333333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office:value-type="float" office:value="3.28272727272727">
            <text:p>3.2827272727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135135135135135">
            <text:p>0.1351351351</text:p>
          </table:table-cell>
          <table:table-cell office:value-type="float" office:value="4.87162162162162">
            <text:p>4.8716216216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office:value-type="float" office:value="3.87433333333333">
            <text:p>3.8743333333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3.46086956521739">
            <text:p>3.4608695652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3.16173913043478">
            <text:p>3.1617391304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29032258064516">
            <text:p>0.1290322581</text:p>
          </table:table-cell>
          <table:table-cell office:value-type="float" office:value="4.26806451612903">
            <text:p>4.2680645161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.1075">
            <text:p>2.107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.12875">
            <text:p>2.12875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325">
            <text:p>3.325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535">
            <text:p>3.535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117647058823529">
            <text:p>0.1176470588</text:p>
          </table:table-cell>
          <table:table-cell office:value-type="float" office:value="2.87882352941177">
            <text:p>2.8788235294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3.46970588235294">
            <text:p>3.4697058824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17647058823529">
            <text:p>0.1176470588</text:p>
          </table:table-cell>
          <table:table-cell office:value-type="float" office:value="3.46941176470588">
            <text:p>3.4694117647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113636363636364">
            <text:p>0.1136363636</text:p>
          </table:table-cell>
          <table:table-cell office:value-type="float" office:value="4.02931818181818">
            <text:p>4.0293181818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53111111111111">
            <text:p>3.5311111111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81555555555556">
            <text:p>3.8155555556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102564102564103">
            <text:p>0.1025641026</text:p>
          </table:table-cell>
          <table:table-cell office:value-type="float" office:value="3.86923076923077">
            <text:p>3.8692307692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102040816326531">
            <text:p>0.1020408163</text:p>
          </table:table-cell>
          <table:table-cell office:value-type="float" office:value="3.48612244897959">
            <text:p>3.486122449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64">
            <text:p>3.64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0967741935483871">
            <text:p>0.0967741935</text:p>
          </table:table-cell>
          <table:table-cell office:value-type="float" office:value="4.53451612903226">
            <text:p>4.534516129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0952380952380952">
            <text:p>0.0952380952</text:p>
          </table:table-cell>
          <table:table-cell office:value-type="float" office:value="4.20666666666667">
            <text:p>4.2066666667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4.215">
            <text:p>4.21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3.66916666666667">
            <text:p>3.6691666667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office:value-type="float" office:value="3.68">
            <text:p>3.68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3.808">
            <text:p>3.808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0454545454545455">
            <text:p>0.0454545455</text:p>
          </table:table-cell>
          <table:table-cell office:value-type="float" office:value="3.56090909090909">
            <text:p>3.5609090909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.51142857142857">
            <text:p>3.5114285714</text:p>
          </table:table-cell>
        </table:table-row>
        <table:table-row table:style-name="ro2" table:visibility="filter">
          <table:table-cell office:value-type="float" office:value="2146">
            <text:p>21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434">
            <text:p>3.434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6">
            <text:p>2.56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2761">
            <text:p>27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2">
            <text:p>3.22</text:p>
          </table:table-cell>
        </table:table-row>
        <table:table-row table:style-name="ro2" table:visibility="filter">
          <table:table-cell office:value-type="float" office:value="2361">
            <text:p>236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54">
            <text:p>3.54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56666666666667">
            <text:p>3.5666666667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92">
            <text:p>2.192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475">
            <text:p>2.1475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.68625">
            <text:p>3.68625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05">
            <text:p>2.105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333333333333">
            <text:p>2.0133333333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17333333333333">
            <text:p>4.1733333333</text:p>
          </table:table-cell>
        </table:table-row>
        <table:table-row table:style-name="ro2" table:visibility="filter">
          <table:table-cell office:value-type="float" office:value="2740">
            <text:p>274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85">
            <text:p>3.285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56333333333333">
            <text:p>3.5633333333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85">
            <text:p>3.285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05">
            <text:p>2.005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75">
            <text:p>2.075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1">
            <text:p>3.41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1">
            <text:p>3.41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15">
            <text:p>2.115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265">
            <text:p>3.26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595">
            <text:p>3.595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9666666666667">
            <text:p>2.1966666667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120">
            <text:p>21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09">
            <text:p>4.09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45">
            <text:p>2.045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1933">
            <text:p>19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2">
            <text:p>3.32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75">
            <text:p>2.375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029">
            <text:p>20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74">
            <text:p>3.74</text:p>
          </table:table-cell>
        </table:table-row>
        <table:table-row table:style-name="ro2" table:visibility="filter">
          <table:table-cell office:value-type="float" office:value="2362">
            <text:p>236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17">
            <text:p>3.17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.05714285714286">
            <text:p>4.0571428571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.14909090909091">
            <text:p>4.1490909091</text:p>
          </table:table-cell>
        </table:table-row>
        <table:table-row table:style-name="ro2" table:visibility="filter">
          <table:table-cell office:value-type="float" office:value="2395">
            <text:p>23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173">
            <text:p>21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67">
            <text:p>3.67</text:p>
          </table:table-cell>
        </table:table-row>
        <table:table-row table:style-name="ro2" table:visibility="filter">
          <table:table-cell office:value-type="float" office:value="2075">
            <text:p>207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77">
            <text:p>3.77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5">
            <text:p>4.45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06833333333333">
            <text:p>3.0683333333</text:p>
          </table:table-cell>
        </table:table-row>
        <table:table-row table:style-name="ro2" table:visibility="filter">
          <table:table-cell office:value-type="float" office:value="2078">
            <text:p>207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015">
            <text:p>3.015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.47777777777778">
            <text:p>3.4777777778</text:p>
          </table:table-cell>
        </table:table-row>
        <table:table-row table:style-name="ro2" table:visibility="filter">
          <table:table-cell office:value-type="float" office:value="2534">
            <text:p>25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6">
            <text:p>3.46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9475">
            <text:p>3.9475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2420">
            <text:p>24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8225">
            <text:p>3.822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172">
            <text:p>217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21">
            <text:p>3.21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466">
            <text:p>3.466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735">
            <text:p>3.735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25">
            <text:p>5.25</text:p>
          </table:table-cell>
        </table:table-row>
        <table:table-row table:style-name="ro2" table:visibility="filter"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9">
            <text:p>3.59</text:p>
          </table:table-cell>
        </table:table-row>
        <table:table-row table:style-name="ro2" table:visibility="filter">
          <table:table-cell office:value-type="float" office:value="1931">
            <text:p>19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322">
            <text:p>23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65">
            <text:p>3.265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47">
            <text:p>3.47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</table:table-row>
        <table:table-row table:style-name="ro2" table:visibility="filter">
          <table:table-cell office:value-type="float" office:value="2523">
            <text:p>25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56">
            <text:p>3.56</text:p>
          </table:table-cell>
        </table:table-row>
        <table:table-row table:style-name="ro2" table:visibility="filter">
          <table:table-cell office:value-type="float" office:value="2510">
            <text:p>25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191">
            <text:p>21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1">
            <text:p>3.51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338">
            <text:p>33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552">
            <text:p>3.552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142">
            <text:p>4.142</text:p>
          </table:table-cell>
        </table:table-row>
        <table:table-row table:style-name="ro2" table:visibility="filter">
          <table:table-cell office:value-type="float" office:value="1961">
            <text:p>19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9875">
            <text:p>3.987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6125">
            <text:p>3.6125</text:p>
          </table:table-cell>
        </table:table-row>
        <table:table-row table:style-name="ro2" table:visibility="filter"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9">
            <text:p>3.99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2175">
            <text:p>21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34333333333333">
            <text:p>3.3433333333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2751">
            <text:p>275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05">
            <text:p>3.205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2319">
            <text:p>23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385">
            <text:p>23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35">
            <text:p>3.235</text:p>
          </table:table-cell>
        </table:table-row>
        <table:table-row table:style-name="ro2" table:visibility="filter">
          <table:table-cell office:value-type="float" office:value="2487">
            <text:p>248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2390">
            <text:p>23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1">
            <text:p>3.01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715">
            <text:p>3.715</text:p>
          </table:table-cell>
        </table:table-row>
        <table:table-row table:style-name="ro2" table:visibility="filter"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4">
            <text:p>4.04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55">
            <text:p>2.655</text:p>
          </table:table-cell>
        </table:table-row>
        <table:table-row table:style-name="ro2" table:visibility="filter">
          <table:table-cell office:value-type="float" office:value="2683">
            <text:p>26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2578">
            <text:p>25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6">
            <text:p>4.36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045">
            <text:p>3.045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776">
            <text:p>27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749">
            <text:p>2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4">
            <text:p>3.24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292">
            <text:p>3.292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65">
            <text:p>3.865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5">
            <text:p>2.055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096">
            <text:p>20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95">
            <text:p>2.95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2">
            <text:p>3.82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480">
            <text:p>24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1947">
            <text:p>194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2739">
            <text:p>273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7">
            <text:p>3.17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3294">
            <text:p>32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183">
            <text:p>218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725">
            <text:p>3.72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2336">
            <text:p>23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7">
            <text:p>3.27</text:p>
          </table:table-cell>
        </table:table-row>
        <table:table-row table:style-name="ro2" table:visibility="filter">
          <table:table-cell office:value-type="float" office:value="3314">
            <text:p>33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25">
            <text:p>2.125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85">
            <text:p>2.385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3">
            <text:p>3.53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755">
            <text:p>27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3">
            <text:p>3.03</text:p>
          </table:table-cell>
        </table:table-row>
        <table:table-row table:style-name="ro2" table:visibility="filter">
          <table:table-cell office:value-type="float" office:value="2777">
            <text:p>27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8">
            <text:p>3.28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5">
            <text:p>3.55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1">
            <text:p>4.1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750">
            <text:p>27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2369">
            <text:p>23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91">
            <text:p>2.91</text:p>
          </table:table-cell>
        </table:table-row>
        <table:table-row table:style-name="ro2" table:visibility="filter">
          <table:table-cell office:value-type="float" office:value="2624">
            <text:p>26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193">
            <text:p>219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8">
            <text:p>3.28</text:p>
          </table:table-cell>
        </table:table-row>
      </table:table>
      <table:database-ranges>
        <table:database-range table:target-range-address="Sheet1.A1:Sheet1.E1314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07:54.75</dc:date>
    <dc:creator>Gajo </dc:creator>
    <meta:document-statistic meta:table-count="1" meta:cell-count="6570" meta:object-count="0"/>
    <meta:generator>OpenOffice/4.1.3$Win32 OpenOffice.org_project/413m1$Build-9783</meta:generator>
  </office:meta>
</office:document-meta>
</file>